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5" style:display-name="2._Installatie_uitvoeren.5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7242de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fd7a77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50674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3c5ab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bfa298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1cca9fb" officeooo:paragraph-rsid="0c21007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0073" style:font-size-asian="12pt" style:font-size-complex="12pt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style:font-name="Ubuntu" fo:font-size="12pt" officeooo:paragraph-rsid="0c21f8e5" style:font-size-asian="12pt" style:font-size-complex="12pt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" fo:font-size="12pt" fo:language="nl" fo:country="NL" fo:font-style="normal" fo:font-weight="normal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2d4b55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596078"/>
    </style:style>
    <style:style style:name="P22" style:family="paragraph" style:parent-style-name="Standard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/>
      <style:text-properties fo:color="#000000" style:font-name="Ubuntu" fo:font-size="9.5pt" fo:language="nl" fo:country="NL" fo:font-weight="normal" officeooo:rsid="02e5ade6" officeooo:paragraph-rsid="09f98e52" fo:background-color="transparent" style:font-size-asian="9.5pt" style:language-asian="nl" style:country-asian="NL" style:font-weight-asian="normal" style:font-name-complex="Bitstream Vera Sans" style:font-size-complex="9.5pt" style:font-weight-complex="normal"/>
    </style:style>
    <style:style style:name="P24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64c9632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5" style:family="paragraph" style:parent-style-name="Standard">
      <style:paragraph-properties fo:line-height="100%" fo:text-align="start" style:justify-single-word="false"/>
      <style:text-properties fo:color="#000000" style:font-name="Ubuntu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6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Ubuntu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9" style:family="paragraph" style:parent-style-name="Standard">
      <style:text-properties officeooo:paragraph-rsid="06f5639b"/>
    </style:style>
    <style:style style:name="P30" style:family="paragraph" style:parent-style-name="Standard">
      <style:text-properties officeooo:paragraph-rsid="07be27e1"/>
    </style:style>
    <style:style style:name="P31" style:family="paragraph" style:parent-style-name="Standard">
      <style:text-properties officeooo:paragraph-rsid="0c819a59"/>
    </style:style>
    <style:style style:name="P32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33" style:family="paragraph" style:parent-style-name="Standard">
      <style:text-properties officeooo:paragraph-rsid="0c8364eb"/>
    </style:style>
    <style:style style:name="P34" style:family="paragraph" style:parent-style-name="Standard">
      <style:text-properties officeooo:paragraph-rsid="0c851cf6"/>
    </style:style>
    <style:style style:name="P35" style:family="paragraph" style:parent-style-name="Standard">
      <style:text-properties officeooo:paragraph-rsid="0c8b5238"/>
    </style:style>
    <style:style style:name="P36" style:family="paragraph" style:parent-style-name="Standard">
      <style:text-properties officeooo:paragraph-rsid="0b0ddd8e"/>
    </style:style>
    <style:style style:name="P37" style:family="paragraph" style:parent-style-name="Standard">
      <style:text-properties officeooo:paragraph-rsid="0ca56a54"/>
    </style:style>
    <style:style style:name="P38" style:family="paragraph" style:parent-style-name="Standard">
      <style:text-properties officeooo:paragraph-rsid="0ca5faa5"/>
    </style:style>
    <style:style style:name="P39" style:family="paragraph" style:parent-style-name="Standard">
      <style:text-properties officeooo:paragraph-rsid="0ca6ddb9"/>
    </style:style>
    <style:style style:name="P40" style:family="paragraph" style:parent-style-name="Standard">
      <style:text-properties officeooo:paragraph-rsid="04f68805"/>
    </style:style>
    <style:style style:name="P41" style:family="paragraph" style:parent-style-name="Standard">
      <style:text-properties officeooo:paragraph-rsid="0bad8f69"/>
    </style:style>
    <style:style style:name="P42" style:family="paragraph" style:parent-style-name="Standard">
      <style:text-properties officeooo:paragraph-rsid="0a0f7b62"/>
    </style:style>
    <style:style style:name="P43" style:family="paragraph" style:parent-style-name="Standard">
      <style:text-properties officeooo:paragraph-rsid="0cb0a1fd"/>
    </style:style>
    <style:style style:name="P44" style:family="paragraph" style:parent-style-name="Standard">
      <style:text-properties officeooo:paragraph-rsid="0cb27039"/>
    </style:style>
    <style:style style:name="P45" style:family="paragraph" style:parent-style-name="Standard">
      <style:text-properties officeooo:paragraph-rsid="0cb38183"/>
    </style:style>
    <style:style style:name="P46" style:family="paragraph" style:parent-style-name="Standard">
      <style:text-properties officeooo:paragraph-rsid="0cb428e8"/>
    </style:style>
    <style:style style:name="P47" style:family="paragraph" style:parent-style-name="Standard">
      <style:text-properties officeooo:paragraph-rsid="0cb627b6"/>
    </style:style>
    <style:style style:name="P48" style:family="paragraph" style:parent-style-name="Standard">
      <style:text-properties officeooo:paragraph-rsid="0a0f8417"/>
    </style:style>
    <style:style style:name="P49" style:family="paragraph" style:parent-style-name="Standard">
      <style:text-properties officeooo:paragraph-rsid="0cbe2b6f"/>
    </style:style>
    <style:style style:name="P50" style:family="paragraph" style:parent-style-name="Standard">
      <style:text-properties officeooo:paragraph-rsid="0cc50ec9"/>
    </style:style>
    <style:style style:name="P51" style:family="paragraph" style:parent-style-name="Standard">
      <style:text-properties officeooo:paragraph-rsid="0cc5fe5b"/>
    </style:style>
    <style:style style:name="P52" style:family="paragraph" style:parent-style-name="Standard">
      <style:text-properties officeooo:paragraph-rsid="0cc79a2d"/>
    </style:style>
    <style:style style:name="P53" style:family="paragraph" style:parent-style-name="Standard">
      <style:text-properties officeooo:paragraph-rsid="0ce3fa52"/>
    </style:style>
    <style:style style:name="P54" style:family="paragraph" style:parent-style-name="Standard">
      <style:text-properties officeooo:paragraph-rsid="0ce45be1"/>
    </style:style>
    <style:style style:name="P55" style:family="paragraph" style:parent-style-name="Standard">
      <style:text-properties officeooo:paragraph-rsid="0ce58c9e"/>
    </style:style>
    <style:style style:name="P56" style:family="paragraph" style:parent-style-name="Standard">
      <style:text-properties officeooo:paragraph-rsid="0cec0708"/>
    </style:style>
    <style:style style:name="P57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8" style:family="paragraph" style:parent-style-name="Standard">
      <style:text-properties officeooo:paragraph-rsid="0d0f14ca"/>
    </style:style>
    <style:style style:name="P59" style:family="paragraph" style:parent-style-name="Standard">
      <style:text-properties officeooo:paragraph-rsid="0d13f73f"/>
    </style:style>
    <style:style style:name="P60" style:family="paragraph" style:parent-style-name="Standard">
      <style:text-properties officeooo:paragraph-rsid="0d1ec96e"/>
    </style:style>
    <style:style style:name="P61" style:family="paragraph" style:parent-style-name="Standard">
      <style:text-properties officeooo:paragraph-rsid="0cc50e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Standard">
      <style:text-properties officeooo:paragraph-rsid="0d1be4a7"/>
    </style:style>
    <style:style style:name="P63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64" style:family="paragraph" style:parent-style-name="Standard">
      <style:text-properties officeooo:paragraph-rsid="0d3942c2"/>
    </style:style>
    <style:style style:name="P65" style:family="paragraph" style:parent-style-name="Standard">
      <style:text-properties officeooo:paragraph-rsid="0d2e61eb"/>
    </style:style>
    <style:style style:name="P66" style:family="paragraph" style:parent-style-name="Standard">
      <style:text-properties officeooo:paragraph-rsid="0d3a3914"/>
    </style:style>
    <style:style style:name="P67" style:family="paragraph" style:parent-style-name="Standard">
      <style:text-properties officeooo:paragraph-rsid="0d4a40eb"/>
    </style:style>
    <style:style style:name="P68" style:family="paragraph" style:parent-style-name="Standard">
      <style:text-properties officeooo:paragraph-rsid="0d4b85c3"/>
    </style:style>
    <style:style style:name="P69" style:family="paragraph" style:parent-style-name="Standard">
      <style:text-properties officeooo:paragraph-rsid="0d53468e"/>
    </style:style>
    <style:style style:name="P70" style:family="paragraph" style:parent-style-name="Standard">
      <style:text-properties officeooo:paragraph-rsid="0d5392ef"/>
    </style:style>
    <style:style style:name="P71" style:family="paragraph" style:parent-style-name="Standard">
      <style:text-properties officeooo:paragraph-rsid="0d5b93b9"/>
    </style:style>
    <style:style style:name="P72" style:family="paragraph" style:parent-style-name="Footnote">
      <style:text-properties officeooo:paragraph-rsid="04473353"/>
    </style:style>
    <style:style style:name="P73" style:family="paragraph" style:parent-style-name="Footnote">
      <style:text-properties officeooo:paragraph-rsid="0bf8351d"/>
    </style:style>
    <style:style style:name="P74" style:family="paragraph" style:parent-style-name="Footnote">
      <style:text-properties officeooo:paragraph-rsid="0cf7e116"/>
    </style:style>
    <style:style style:name="P75" style:family="paragraph" style:parent-style-name="Footnote">
      <style:text-properties officeooo:paragraph-rsid="0cfb8404"/>
    </style:style>
    <style:style style:name="P76" style:family="paragraph" style:parent-style-name="Footnote">
      <style:text-properties officeooo:paragraph-rsid="0d2b38cd"/>
    </style:style>
    <style:style style:name="P77" style:family="paragraph" style:parent-style-name="Footnote">
      <style:text-properties officeooo:rsid="043ccc66" officeooo:paragraph-rsid="0c397b0b"/>
    </style:style>
    <style:style style:name="P78" style:family="paragraph" style:parent-style-name="Footnote">
      <style:text-properties officeooo:paragraph-rsid="0d529418"/>
    </style:style>
    <style:style style:name="P7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80" style:family="paragraph" style:parent-style-name="Footnote">
      <style:text-properties officeooo:paragraph-rsid="0d671fe2"/>
    </style:style>
    <style:style style:name="P8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bdd50dc"/>
    </style:style>
    <style:style style:name="P82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83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4" style:family="paragraph" style:parent-style-name="Standard" style:list-style-name="L1">
      <style:text-properties fo:color="#000000" style:font-name="Ubuntu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break-before="page"/>
      <style:text-properties fo:color="#000000" style:font-name="Ubuntu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7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" fo:font-size="12pt" style:font-size-asian="12pt" style:font-size-complex="12pt"/>
    </style:style>
    <style:style style:name="T2" style:family="text">
      <style:text-properties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" fo:font-size="12pt" fo:font-style="normal" officeooo:rsid="00bddfbe" style:font-size-asian="12pt" style:font-size-complex="12pt"/>
    </style:style>
    <style:style style:name="T5" style:family="text">
      <style:text-properties style:font-name="Ubuntu" fo:font-size="11pt" style:font-size-asian="11pt" style:font-size-complex="11pt"/>
    </style:style>
    <style:style style:name="T6" style:family="text">
      <style:text-properties style:font-name="Ubuntu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fo:language="nl" fo:country="N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462b98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6" style:family="text">
      <style:text-properties fo:language="nl" fo:country="NL" officeooo:rsid="06049971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" style:family="text">
      <style:text-properties officeooo:rsid="02f99a6c"/>
    </style:style>
    <style:style style:name="T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55ee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b3b0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aa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519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60b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c24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f76b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115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30d4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fb64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3f71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0ac6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2d3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827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c381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d2bc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aee86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394c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e2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9fd7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cb4a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4ac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6352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7528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c81f6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0275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5964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451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05e7c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5e3a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be8de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25489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a5d0e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f92c4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12113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ddd4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b14a5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b989a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422c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8361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45be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964c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ec070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f621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f0c5f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db4a7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3ff6e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0499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5b05c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1b73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713a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c82ac9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691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d10889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91fee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4f76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a5e0f9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f0f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a516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5789da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605f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c9d4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76b834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8b73d0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72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9400ff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8b9f9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addd4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b6fd1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af41b5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0e16f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379d2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d9552d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8d52b72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2b689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6049971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c6da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21b73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5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bb5e3a8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7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77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5789dad" style:font-size-asian="12pt" style:language-asian="nl" style:country-asian="NL" style:font-style-asian="normal" style:font-name-complex="Bitstream Vera Sans" style:font-size-complex="12pt" style:font-style-complex="normal"/>
    </style:style>
    <style:style style:name="T178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55eeeb" style:font-size-asian="12pt" style:language-asian="nl" style:country-asian="NL" style:font-style-asian="normal" style:font-name-complex="Bitstream Vera Sans" style:font-size-complex="12pt" style:font-style-complex="normal"/>
    </style:style>
    <style:style style:name="T179" style:family="text">
      <style:text-properties fo:color="#000000" style:text-line-through-style="none" style:text-line-through-type="none" style:font-name="Ubuntu" fo:font-size="12pt" fo:language="nl" fo:country="NL" fo:font-style="normal" style:text-underline-style="none" officeooo:rsid="0015c265" style:font-size-asian="12pt" style:language-asian="nl" style:country-asian="NL" style:font-style-asian="normal" style:font-name-complex="Bitstream Vera Sans" style:font-size-complex="12pt" style:font-style-complex="normal"/>
    </style:style>
    <style:style style:name="T180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1" style:family="text">
      <style:text-properties fo:color="#000000" style:text-line-through-style="none" style:text-line-through-type="none" style:font-name="Ubuntu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2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3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4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5" style:family="text">
      <style:text-properties fo:color="#000000" style:text-line-through-style="none" style:text-line-through-type="none" style:font-name="Ubuntu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86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style:text-line-through-style="none" style:text-line-through-type="none" style:font-name="Ubuntu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style:text-line-through-style="none" style:text-line-through-type="none" style:font-name="Ubuntu" fo:font-size="12pt" fo:language="nl" fo:country="NL" style:text-underline-style="none" officeooo:rsid="0d0f14c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91" style:family="text">
      <style:text-properties fo:color="#000000" style:text-line-through-style="none" style:text-line-through-type="none" style:font-name="Ubuntu" fo:font-size="12pt" style:text-underline-style="none" style:font-size-asian="12pt" style:font-size-complex="12pt"/>
    </style:style>
    <style:style style:name="T192" style:family="text">
      <style:text-properties fo:color="#000000" style:text-line-through-style="none" style:text-line-through-type="none" style:font-name="Ubuntu" fo:font-size="12pt" style:text-underline-style="none" officeooo:rsid="01657261" style:font-size-asian="12pt" style:font-size-complex="12pt"/>
    </style:style>
    <style:style style:name="T193" style:family="text">
      <style:text-properties fo:color="#000000" style:text-line-through-style="none" style:text-line-through-type="none" style:font-name="Ubuntu" fo:font-size="12pt" style:text-underline-style="none" officeooo:rsid="0382ccb7" style:font-size-asian="12pt" style:font-size-complex="12pt"/>
    </style:style>
    <style:style style:name="T194" style:family="text">
      <style:text-properties fo:color="#000000" style:text-line-through-style="none" style:text-line-through-type="none" style:font-name="Ubuntu" fo:font-size="12pt" style:text-underline-style="none" officeooo:rsid="0aabd8f8" style:font-size-asian="12pt" style:font-size-complex="12pt"/>
    </style:style>
    <style:style style:name="T19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20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92e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7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0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1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b644c2c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2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8d52b72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24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normal" officeooo:rsid="06049971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25" style:family="text">
      <style:text-properties fo:color="#000000" style:text-line-through-style="none" style:text-line-through-type="none" style:font-name="Ubuntu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226" style:family="text">
      <style:text-properties fo:color="#000000" style:text-line-through-style="none" style:text-line-through-type="none" style:font-name="Ubuntu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7" style:family="text">
      <style:text-properties fo:color="#000000" style:text-line-through-style="none" style:text-line-through-type="none" style:font-name="Ubuntu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8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9" style:family="text">
      <style:text-properties fo:color="#000000" style:text-line-through-style="none" style:text-line-through-type="none" style:font-name="Ubuntu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30" style:family="text">
      <style:text-properties fo:color="#000000" style:text-line-through-style="none" style:text-line-through-type="none" style:font-name="Ubuntu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officeooo:rsid="0685192e" style:font-size-asian="12pt" style:language-asian="nl" style:country-asian="NL" style:font-style-asian="normal" style:font-name-complex="Bitstream Vera Sans" style:font-size-complex="12pt" style:font-style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officeooo:rsid="06860b69" style:font-size-asian="12pt" style:language-asian="nl" style:country-asian="NL" style:font-style-asian="normal" style:font-name-complex="Bitstream Vera Sans" style:font-size-complex="12pt" style:font-style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officeooo:rsid="069c2477" style:font-size-asian="12pt" style:language-asian="nl" style:country-asian="NL" style:font-style-asian="normal" style:font-name-complex="Bitstream Vera Sans" style:font-size-complex="12pt" style:font-style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officeooo:rsid="0640fe50" style:font-size-asian="12pt" style:language-asian="nl" style:country-asian="NL" style:font-style-asian="normal" style:font-name-complex="Bitstream Vera Sans" style:font-size-complex="12pt" style:font-style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officeooo:rsid="07a48912" style:font-size-asian="12pt" style:language-asian="nl" style:country-asian="NL" style:font-style-asian="normal" style:font-name-complex="Bitstream Vera Sans" style:font-size-complex="12pt" style:font-style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officeooo:rsid="0890ac6f" style:font-size-asian="12pt" style:language-asian="nl" style:country-asian="NL" style:font-style-asian="normal" style:font-name-complex="Bitstream Vera Sans" style:font-size-complex="12pt" style:font-style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officeooo:rsid="0890f9c1" style:font-size-asian="12pt" style:language-asian="nl" style:country-asian="NL" style:font-style-asian="normal" style:font-name-complex="Bitstream Vera Sans" style:font-size-complex="12pt" style:font-style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892d3fd" style:font-size-asian="12pt" style:language-asian="nl" style:country-asian="NL" style:font-style-asian="normal" style:font-name-complex="Bitstream Vera Sans" style:font-size-complex="12pt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8972bb8" style:font-size-asian="12pt" style:language-asian="nl" style:country-asian="NL" style:font-style-asian="normal" style:font-name-complex="Bitstream Vera Sans" style:font-size-complex="12pt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898c391" style:font-size-asian="12pt" style:language-asian="nl" style:country-asian="NL" style:font-style-asian="normal" style:font-name-complex="Bitstream Vera Sans" style:font-size-complex="12pt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89f719d" style:font-size-asian="12pt" style:language-asian="nl" style:country-asian="NL" style:font-style-asian="normal" style:font-name-complex="Bitstream Vera Sans" style:font-size-complex="12pt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91c9403" style:font-size-asian="12pt" style:language-asian="nl" style:country-asian="NL" style:font-style-asian="normal" style:font-name-complex="Bitstream Vera Sans" style:font-size-complex="12pt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3c3b3f" style:font-size-asian="12pt" style:language-asian="nl" style:country-asian="NL" style:font-style-asian="normal" style:font-name-complex="Bitstream Vera Sans" style:font-size-complex="12pt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700a52" style:font-size-asian="12pt" style:language-asian="nl" style:country-asian="NL" style:font-style-asian="normal" style:font-name-complex="Bitstream Vera Sans" style:font-size-complex="12pt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b59648" style:font-size-asian="12pt" style:language-asian="nl" style:country-asian="NL" style:font-style-asian="normal" style:font-name-complex="Bitstream Vera Sans" style:font-size-complex="12pt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9400ff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0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1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2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3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4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5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66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67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" style:font-size-asian="12pt" style:language-asian="nl" style:country-asian="NL" style:font-style-asian="normal" style:font-name-complex="Bitstream Vera Sans" style:font-size-complex="12pt" style:font-style-complex="normal"/>
    </style:style>
    <style:style style:name="T268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9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0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1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2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3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4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75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6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77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ab48bc6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78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fba45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2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3" style:family="text">
      <style:text-properties fo:color="#000000" style:text-line-through-style="none" style:text-line-through-type="none" style:text-position="super 58%" style:font-name="Ubuntu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5" style:family="text">
      <style:text-properties fo:color="#000000" style:text-line-through-style="none" style:text-line-through-type="none" fo:font-size="12pt" fo:language="nl" fo:country="NL" fo:font-style="normal" fo:font-weight="normal" officeooo:rsid="0d3942c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6" style:family="text">
      <style:text-properties fo:color="#000000" style:text-line-through-style="none" style:text-line-through-type="none" fo:font-size="12pt" fo:language="nl" fo:country="NL" fo:font-style="normal" fo:font-weight="normal" officeooo:rsid="0d3a391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7" style:family="text">
      <style:text-properties fo:color="#000000" style:text-line-through-style="none" style:text-line-through-type="none" fo:font-size="12pt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88" style:family="text">
      <style:text-properties fo:color="#000000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9" style:family="text">
      <style:text-properties fo:color="#000000" style:font-name="Ubuntu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0" style:family="text">
      <style:text-properties fo:color="#000000" style:font-name="Ubuntu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1" style:family="text">
      <style:text-properties fo:color="#000000" style:font-name="Ubuntu" fo:font-size="12pt" fo:language="nl" fo:country="NL" fo:font-weight="normal" officeooo:rsid="03c2207f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2" style:family="text">
      <style:text-properties fo:color="#000000" style:font-name="Ubuntu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3" style:family="text">
      <style:text-properties fo:color="#000000" style:font-name="Ubuntu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4" style:family="text">
      <style:text-properties fo:color="#000000" style:font-name="Ubuntu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5" style:family="text">
      <style:text-properties fo:color="#000000" style:font-name="Ubuntu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6" style:family="text">
      <style:text-properties fo:color="#000000" style:font-name="Ubuntu" fo:font-size="12pt" fo:language="nl" fo:country="NL" fo:font-weight="normal" officeooo:rsid="088b88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7" style:family="text">
      <style:text-properties fo:color="#000000" style:font-name="Ubuntu" fo:font-size="12pt" fo:language="nl" fo:country="NL" fo:font-weight="normal" officeooo:rsid="0a6db8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8" style:family="text">
      <style:text-properties fo:color="#000000" style:font-name="Ubuntu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99" style:family="text">
      <style:text-properties fo:color="#000000" style:font-name="Ubuntu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1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3" style:family="text">
      <style:text-properties fo:color="#000000" style:font-name="Ubuntu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4" style:family="text">
      <style:text-properties fo:color="#000000" style:font-name="Ubuntu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fo:color="#000000" style:font-name="Ubuntu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fo:color="#000000" style:font-name="Ubuntu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7" style:family="text">
      <style:text-properties fo:color="#000000" style:font-name="Ubuntu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8" style:family="text">
      <style:text-properties fo:color="#000000" style:font-name="Ubuntu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fo:color="#000000" style:font-name="Ubuntu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fo:color="#000000" style:font-name="Ubuntu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1" style:family="text">
      <style:text-properties fo:color="#000000" style:font-name="Ubuntu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fo:color="#000000" style:font-name="Ubuntu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3" style:family="text">
      <style:text-properties fo:color="#000000" style:font-name="Ubuntu" fo:font-size="12pt" fo:language="nl" fo:country="NL" fo:font-style="normal" fo:font-weight="bold" officeooo:rsid="0673d7fc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4" style:family="text">
      <style:text-properties fo:color="#000000" style:font-name="Ubuntu" fo:font-size="12pt" fo:language="nl" fo:country="NL" fo:font-style="normal" fo:font-weight="bold" officeooo:rsid="0b0f3a3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15" style:family="text">
      <style:text-properties fo:color="#000000" style:font-name="Ubuntu" fo:font-size="12pt" fo:language="nl" fo:country="NL" fo:font-style="normal" officeooo:rsid="0d0cd0d4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16" style:family="text">
      <style:text-properties fo:color="#000000" style:font-name="Ubuntu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317" style:family="text">
      <style:text-properties fo:color="#000000" style:font-name="Ubuntu" fo:font-size="12pt" style:text-underline-style="none" officeooo:rsid="057e0008" style:font-size-asian="12pt" style:font-size-complex="12pt"/>
    </style:style>
    <style:style style:name="T318" style:family="text">
      <style:text-properties fo:color="#000000" style:font-name="Ubuntu" fo:font-size="12pt" style:text-underline-style="none" officeooo:rsid="067ff87e" style:font-size-asian="12pt" style:font-size-complex="12pt"/>
    </style:style>
    <style:style style:name="T319" style:family="text">
      <style:text-properties fo:color="#000000" style:font-name="Ubuntu" fo:font-size="12pt" style:text-underline-style="none" officeooo:rsid="06807e83" style:font-size-asian="12pt" style:font-size-complex="12pt"/>
    </style:style>
    <style:style style:name="T320" style:family="text">
      <style:text-properties fo:color="#000000" style:font-name="Ubuntu" fo:font-size="12pt" style:text-underline-style="none" officeooo:rsid="0588721b" style:font-size-asian="12pt" style:font-size-complex="12pt"/>
    </style:style>
    <style:style style:name="T321" style:family="text">
      <style:text-properties fo:color="#000000" style:font-name="Ubuntu" fo:font-size="12pt" style:text-underline-style="none" officeooo:rsid="050aa1f1" style:font-size-asian="12pt" style:font-size-complex="12pt"/>
    </style:style>
    <style:style style:name="T322" style:family="text">
      <style:text-properties fo:color="#000000" style:font-name="Ubuntu" fo:font-size="12pt" style:text-underline-style="none" officeooo:rsid="0941f476" style:font-size-asian="12pt" style:font-size-complex="12pt"/>
    </style:style>
    <style:style style:name="T323" style:family="text">
      <style:text-properties fo:color="#000000" style:font-name="Ubuntu" fo:font-size="12pt" style:font-size-asian="12pt" style:font-size-complex="12pt"/>
    </style:style>
    <style:style style:name="T324" style:family="text">
      <style:text-properties fo:color="#000000" style:font-name="Ubuntu" fo:font-size="12pt" officeooo:rsid="004804ae" style:font-size-asian="12pt" style:font-size-complex="12pt"/>
    </style:style>
    <style:style style:name="T325" style:family="text">
      <style:text-properties fo:color="#000000" style:font-name="Ubuntu" fo:font-size="12pt" officeooo:rsid="0bac438a" style:font-size-asian="12pt" style:font-size-complex="12pt"/>
    </style:style>
    <style:style style:name="T326" style:family="text">
      <style:text-properties fo:color="#000000" style:text-underline-style="none" officeooo:rsid="0588721b" style:font-size-asian="12pt" style:font-size-complex="12pt"/>
    </style:style>
    <style:style style:name="T327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8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9" style:family="text">
      <style:text-properties fo:color="#000000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3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3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3" fo:font-size="10pt" fo:language="nl" fo:country="NL" officeooo:rsid="0d10889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3" fo:font-size="10pt" fo:language="nl" fo:country="NL" officeooo:rsid="0d52ea3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3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3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3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7" style:family="text">
      <style:text-properties fo:color="#000000" style:font-name="Ubuntu3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38" style:family="text">
      <style:text-properties fo:color="#000000" style:font-name="Ubuntu3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39" style:family="text">
      <style:text-properties fo:color="#000000" style:font-name="Ubuntu3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0" style:family="text">
      <style:text-properties fo:color="#000000" style:font-name="Ubuntu3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1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2" style:family="text">
      <style:text-properties style:text-line-through-style="none" style:text-line-through-type="none" style:font-name="Ubuntu" fo:font-size="12pt" style:text-underline-style="none" fo:font-weight="normal" style:font-size-asian="12pt" style:font-weight-asian="normal" style:font-size-complex="12pt" style:font-weight-complex="normal"/>
    </style:style>
    <style:style style:name="T343" style:family="text">
      <style:text-properties style:text-line-through-style="none" style:text-line-through-type="none" style:font-name="Ubuntu" fo:font-size="12pt" style:text-underline-style="none" fo:font-weight="normal" officeooo:rsid="0055eeeb" style:font-size-asian="12pt" style:font-weight-asian="normal" style:font-size-complex="12pt" style:font-weight-complex="normal"/>
    </style:style>
    <style:style style:name="T344" style:family="text">
      <style:text-properties style:text-line-through-style="none" style:text-line-through-type="none" style:font-name="Ubuntu" fo:font-size="12pt" style:text-underline-style="none" fo:font-weight="normal" officeooo:rsid="0271fbd4" style:font-size-asian="12pt" style:font-weight-asian="normal" style:font-size-complex="12pt" style:font-weight-complex="normal"/>
    </style:style>
    <style:style style:name="T345" style:family="text">
      <style:text-properties style:text-line-through-style="none" style:text-line-through-type="none" style:font-name="Ubuntu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346" style:family="text">
      <style:text-properties style:text-line-through-style="none" style:text-line-through-type="none" style:font-name="Ubuntu" fo:font-size="12pt" style:text-underline-style="none" fo:font-weight="normal" officeooo:rsid="0578f0fa" style:font-size-asian="12pt" style:font-weight-asian="normal" style:font-size-complex="12pt" style:font-weight-complex="normal"/>
    </style:style>
    <style:style style:name="T347" style:family="text">
      <style:text-properties style:text-line-through-style="none" style:text-line-through-type="none" style:font-name="Ubuntu" fo:font-size="12pt" style:text-underline-style="none" fo:font-weight="normal" officeooo:rsid="057a5164" style:font-size-asian="12pt" style:font-weight-asian="normal" style:font-size-complex="12pt" style:font-weight-complex="normal"/>
    </style:style>
    <style:style style:name="T348" style:family="text">
      <style:text-properties style:text-line-through-style="none" style:text-line-through-type="none" style:font-name="Ubuntu" fo:font-size="12pt" style:text-underline-style="none" fo:font-weight="normal" officeooo:rsid="05789dad" style:font-size-asian="12pt" style:font-weight-asian="normal" style:font-size-complex="12pt" style:font-weight-complex="normal"/>
    </style:style>
    <style:style style:name="T349" style:family="text">
      <style:text-properties style:text-line-through-style="none" style:text-line-through-type="none" style:font-name="Ubuntu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350" style:family="text">
      <style:text-properties style:text-line-through-style="none" style:text-line-through-type="none" style:font-name="Ubuntu" fo:font-size="12pt" style:text-underline-style="none" fo:font-weight="normal" officeooo:rsid="068e99ef" style:font-size-asian="12pt" style:font-weight-asian="normal" style:font-size-complex="12pt" style:font-weight-complex="normal"/>
    </style:style>
    <style:style style:name="T351" style:family="text">
      <style:text-properties style:text-line-through-style="none" style:text-line-through-type="none" style:font-name="Ubuntu" fo:font-size="12pt" style:text-underline-style="none" fo:font-weight="normal" officeooo:rsid="06a5e0f9" style:font-size-asian="12pt" style:font-weight-asian="normal" style:font-size-complex="12pt" style:font-weight-complex="normal"/>
    </style:style>
    <style:style style:name="T352" style:family="text">
      <style:text-properties style:text-line-through-style="none" style:text-line-through-type="none" style:font-name="Ubuntu" fo:font-size="12pt" style:text-underline-style="none" fo:font-weight="normal" officeooo:rsid="06a80109" style:font-size-asian="12pt" style:font-weight-asian="normal" style:font-size-complex="12pt" style:font-weight-complex="normal"/>
    </style:style>
    <style:style style:name="T353" style:family="text">
      <style:text-properties style:text-line-through-style="none" style:text-line-through-type="none" style:font-name="Ubuntu" fo:font-size="12pt" style:text-underline-style="none" fo:font-weight="normal" officeooo:rsid="076b605f" style:font-size-asian="12pt" style:font-weight-asian="normal" style:font-size-complex="12pt" style:font-weight-complex="normal"/>
    </style:style>
    <style:style style:name="T354" style:family="text">
      <style:text-properties style:text-line-through-style="none" style:text-line-through-type="none" style:font-name="Ubuntu" fo:font-size="12pt" style:text-underline-style="none" fo:font-weight="normal" officeooo:rsid="076c9d4d" style:font-size-asian="12pt" style:font-weight-asian="normal" style:font-size-complex="12pt" style:font-weight-complex="normal"/>
    </style:style>
    <style:style style:name="T355" style:family="text">
      <style:text-properties style:text-line-through-style="none" style:text-line-through-type="none" style:font-name="Ubuntu" fo:font-size="12pt" style:text-underline-style="none" fo:font-weight="normal" officeooo:rsid="0892d3fd" style:font-size-asian="12pt" style:font-weight-asian="normal" style:font-size-complex="12pt" style:font-weight-complex="normal"/>
    </style:style>
    <style:style style:name="T356" style:family="text">
      <style:text-properties style:text-line-through-style="none" style:text-line-through-type="none" style:font-name="Ubuntu" fo:font-size="12pt" style:text-underline-style="none" fo:font-weight="normal" officeooo:rsid="08a45d0e" style:font-size-asian="12pt" style:font-weight-asian="normal" style:font-size-complex="12pt" style:font-weight-complex="normal"/>
    </style:style>
    <style:style style:name="T357" style:family="text">
      <style:text-properties style:text-line-through-style="none" style:text-line-through-type="none" style:font-name="Ubuntu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358" style:family="text">
      <style:text-properties style:text-line-through-style="none" style:text-line-through-type="none" style:font-name="Ubuntu" fo:font-size="12pt" style:text-underline-style="none" fo:font-weight="normal" officeooo:rsid="09a7d94e" style:font-size-asian="12pt" style:font-weight-asian="normal" style:font-size-complex="12pt" style:font-weight-complex="normal"/>
    </style:style>
    <style:style style:name="T359" style:family="text">
      <style:text-properties style:text-line-through-style="none" style:text-line-through-type="none" style:font-name="Ubuntu" fo:font-size="12pt" style:text-underline-style="none" fo:font-weight="normal" officeooo:rsid="0ab53e0c" style:font-size-asian="12pt" style:font-weight-asian="normal" style:font-size-complex="12pt" style:font-weight-complex="normal"/>
    </style:style>
    <style:style style:name="T360" style:family="text">
      <style:text-properties style:text-line-through-style="none" style:text-line-through-type="none" style:font-name="Ubuntu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361" style:family="text">
      <style:text-properties style:text-line-through-style="none" style:text-line-through-type="none" style:font-name="Ubuntu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362" style:family="text">
      <style:text-properties style:text-line-through-style="none" style:text-line-through-type="none" style:font-name="Ubuntu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363" style:family="text">
      <style:text-properties style:text-line-through-style="none" style:text-line-through-type="none" style:font-name="Ubuntu" fo:font-size="12pt" style:text-underline-style="none" style:font-size-asian="12pt" style:font-size-complex="12pt"/>
    </style:style>
    <style:style style:name="T364" style:family="text">
      <style:text-properties style:text-line-through-style="none" style:text-line-through-type="none" style:font-name="Ubuntu" fo:font-size="12pt" style:text-underline-style="none" officeooo:rsid="0055eeeb" style:font-size-asian="12pt" style:font-size-complex="12pt"/>
    </style:style>
    <style:style style:name="T365" style:family="text">
      <style:text-properties style:text-line-through-style="none" style:text-line-through-type="none" style:font-name="Ubuntu" fo:font-size="12pt" style:text-underline-style="none" officeooo:rsid="0015c265" style:font-size-asian="12pt" style:font-size-complex="12pt"/>
    </style:style>
    <style:style style:name="T366" style:family="text">
      <style:text-properties style:text-line-through-style="none" style:text-line-through-type="none" style:font-name="Ubuntu" fo:font-size="12pt" style:text-underline-style="none" officeooo:rsid="05789dad" style:font-size-asian="12pt" style:font-size-complex="12pt"/>
    </style:style>
    <style:style style:name="T367" style:family="text">
      <style:text-properties style:text-line-through-style="none" style:text-line-through-type="none" style:font-name="Ubuntu" fo:font-size="12pt" style:text-underline-style="none" officeooo:rsid="00bddfbe" style:font-size-asian="12pt" style:font-size-complex="12pt"/>
    </style:style>
    <style:style style:name="T368" style:family="text">
      <style:text-properties style:text-line-through-style="none" style:text-line-through-type="none" style:font-name="Ubuntu" fo:font-size="12pt" style:text-underline-style="none" officeooo:rsid="057a5164" style:font-size-asian="12pt" style:font-size-complex="12pt"/>
    </style:style>
    <style:style style:name="T369" style:family="text">
      <style:text-properties style:text-line-through-style="none" style:text-line-through-type="none" style:font-name="Ubuntu" fo:font-size="12pt" style:text-underline-style="none" officeooo:rsid="0353fa6c" style:font-size-asian="12pt" style:font-size-complex="12pt"/>
    </style:style>
    <style:style style:name="T370" style:family="text">
      <style:text-properties style:text-line-through-style="none" style:text-line-through-type="none" style:font-name="Ubuntu" fo:font-size="12pt" style:text-underline-style="none" officeooo:rsid="0371cd02" style:font-size-asian="12pt" style:font-size-complex="12pt"/>
    </style:style>
    <style:style style:name="T371" style:family="text">
      <style:text-properties style:text-line-through-style="none" style:text-line-through-type="none" style:font-name="Ubuntu" fo:font-size="12pt" style:text-underline-style="none" officeooo:rsid="06a75228" style:font-size-asian="12pt" style:font-size-complex="12pt"/>
    </style:style>
    <style:style style:name="T372" style:family="text">
      <style:text-properties style:text-line-through-style="none" style:text-line-through-type="none" style:font-name="Ubuntu" fo:font-size="12pt" style:text-underline-style="none" officeooo:rsid="0895525b" style:font-size-asian="12pt" style:font-size-complex="12pt"/>
    </style:style>
    <style:style style:name="T373" style:family="text">
      <style:text-properties style:text-line-through-style="none" style:text-line-through-type="none" style:text-underline-style="none" officeooo:rsid="05789dad" style:font-size-asian="12pt" style:font-size-complex="12pt"/>
    </style:style>
    <style:style style:name="T374" style:family="text">
      <style:text-properties style:text-line-through-style="none" style:text-line-through-type="none" style:text-underline-style="none" officeooo:rsid="068e99ef" style:font-size-asian="12pt" style:font-size-complex="12pt"/>
    </style:style>
    <style:style style:name="T375" style:family="text">
      <style:text-properties style:text-line-through-style="none" style:text-line-through-type="none" style:text-underline-style="none" officeooo:rsid="0892d3fd" style:font-size-asian="12pt" style:font-size-complex="12pt"/>
    </style:style>
    <style:style style:name="T376" style:family="text">
      <style:text-properties style:text-line-through-style="none" style:text-line-through-type="none" style:text-underline-style="none" officeooo:rsid="0900398f" style:font-size-asian="12pt" style:font-size-complex="12pt"/>
    </style:style>
    <style:style style:name="T377" style:family="text">
      <style:text-properties style:text-line-through-style="none" style:text-line-through-type="none" style:text-underline-style="none" officeooo:rsid="0ab53e0c" style:font-size-asian="12pt" style:font-size-complex="12pt"/>
    </style:style>
    <style:style style:name="T378" style:family="text">
      <style:text-properties style:text-line-through-style="none" style:text-line-through-type="none" fo:font-weight="normal" officeooo:rsid="09a7d94e" style:font-weight-asian="normal" style:font-size-complex="12pt" style:font-weight-complex="normal"/>
    </style:style>
    <style:style style:name="T379" style:family="text">
      <style:text-properties style:text-line-through-style="none" style:text-line-through-type="none" fo:font-weight="normal" officeooo:rsid="0892d3fd" style:font-weight-asian="normal" style:font-size-complex="12pt" style:font-weight-complex="normal"/>
    </style:style>
    <style:style style:name="T380" style:family="text">
      <style:text-properties style:use-window-font-color="true"/>
    </style:style>
    <style:style style:name="T381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2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3" style:family="text">
      <style:text-properties style:use-window-font-color="true" style:text-line-through-style="none" style:text-line-through-type="none" style:font-name="Ubuntu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4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5" style:family="text">
      <style:text-properties style:use-window-font-color="true" style:text-line-through-style="none" style:text-line-through-type="none" style:font-name="Ubuntu" fo:font-size="12pt" fo:language="nl" fo:country="NL" fo:font-style="italic" style:text-underline-style="none" fo:font-weight="250" officeooo:rsid="0d390796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6" style:family="text">
      <style:text-properties style:use-window-font-color="true" style:text-line-through-style="none" style:text-line-through-type="none" style:text-position="super 58%" style:font-name="Ubuntu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7" style:family="text">
      <style:text-properties style:use-window-font-color="true" style:font-name="Ubuntu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8" style:family="text">
      <style:text-properties style:use-window-font-color="true" style:font-name="Ubuntu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89" style:family="text">
      <style:text-properties style:use-window-font-color="true" style:font-name="Ubuntu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0" style:family="text">
      <style:text-properties style:use-window-font-color="true" style:font-name="Ubuntu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1" style:family="text">
      <style:text-properties style:use-window-font-color="true" style:font-name="Ubuntu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92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3" style:family="text">
      <style:text-properties style:use-window-font-color="true" style:font-name="Ubuntu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4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5" style:family="text">
      <style:text-properties style:use-window-font-color="true" style:font-name="Ubuntu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6" style:family="text">
      <style:text-properties style:use-window-font-color="true" style:font-name="Ubuntu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7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8" style:family="text">
      <style:text-properties style:use-window-font-color="true" style:font-name="Ubuntu" fo:font-size="12pt" fo:language="nl" fo:country="NL" fo:font-style="normal" fo:font-weight="normal" officeooo:rsid="0d3bb98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9" style:family="text">
      <style:text-properties style:use-window-font-color="true" style:font-name="Ubuntu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0" style:family="text">
      <style:text-properties style:use-window-font-color="true" style:font-name="Ubuntu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1" style:family="text">
      <style:text-properties style:use-window-font-color="true" style:font-name="Ubuntu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2" style:family="text">
      <style:text-properties style:use-window-font-color="true" style:font-name="Ubuntu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3" style:family="text">
      <style:text-properties style:use-window-font-color="true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4" style:family="text">
      <style:text-properties style:use-window-font-color="true" style:font-name="Ubuntu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5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06" style:family="text">
      <style:text-properties style:use-window-font-color="true" style:font-name="Ubuntu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7" style:family="text">
      <style:text-properties style:use-window-font-color="true" style:font-name="Ubuntu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8" style:family="text">
      <style:text-properties style:use-window-font-color="true" style:font-name="Ubuntu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9" style:family="text">
      <style:text-properties style:use-window-font-color="true" style:font-name="Ubuntu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0" style:family="text">
      <style:text-properties style:use-window-font-color="true" style:font-name="Ubuntu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1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412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413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414" style:family="text">
      <style:text-properties style:use-window-font-color="true" officeooo:rsid="047da547"/>
    </style:style>
    <style:style style:name="T415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6" style:family="text">
      <style:text-properties style:use-window-font-color="true" style:text-position="super 58%" style:font-name="Ubuntu" fo:font-size="12pt" fo:language="nl" fo:country="NL" fo:font-style="normal" fo:font-weight="normal" officeooo:rsid="0d0b0360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fo:font-size="12pt" style:font-size-asian="12pt" style:font-size-complex="12pt"/>
    </style:style>
    <style:style style:name="T418" style:family="text">
      <style:text-properties fo:font-size="12pt" officeooo:rsid="02eddb5a" style:font-size-asian="12pt" style:font-size-complex="12pt"/>
    </style:style>
    <style:style style:name="T419" style:family="text">
      <style:text-properties fo:font-size="12pt" officeooo:rsid="064c9632" style:font-size-asian="12pt" style:font-size-complex="12pt"/>
    </style:style>
    <style:style style:name="T420" style:family="text">
      <style:text-properties officeooo:rsid="047fb57c"/>
    </style:style>
    <style:style style:name="T421" style:family="text">
      <style:text-properties officeooo:rsid="047da547"/>
    </style:style>
    <style:style style:name="T422" style:family="text">
      <style:text-properties officeooo:rsid="01657261" style:font-size-asian="12pt" style:font-size-complex="12pt"/>
    </style:style>
    <style:style style:name="T423" style:family="text">
      <style:text-properties officeooo:rsid="00bddfbe" style:font-size-asian="12pt" style:font-size-complex="12pt"/>
    </style:style>
    <style:style style:name="T424" style:family="text">
      <style:text-properties officeooo:rsid="04473353"/>
    </style:style>
    <style:style style:name="T425" style:family="text">
      <style:text-properties fo:font-weight="normal" style:font-weight-asian="normal" style:font-weight-complex="normal"/>
    </style:style>
    <style:style style:name="T426" style:family="text">
      <style:text-properties fo:font-weight="normal" officeooo:rsid="0d53468e" style:font-weight-asian="normal" style:font-weight-complex="normal"/>
    </style:style>
    <style:style style:name="T427" style:family="text">
      <style:text-properties fo:font-weight="normal" officeooo:rsid="0d5e9ec2" style:font-weight-asian="normal" style:font-weight-complex="normal"/>
    </style:style>
    <style:style style:name="T428" style:family="text">
      <style:text-properties fo:font-weight="normal" officeooo:rsid="0d516aa8" style:font-weight-asian="normal" style:font-weight-complex="normal"/>
    </style:style>
    <style:style style:name="T429" style:family="text">
      <style:text-properties officeooo:rsid="06049971"/>
    </style:style>
    <style:style style:name="T430" style:family="text">
      <style:text-properties fo:font-weight="bold" officeooo:rsid="06049971" style:font-weight-asian="bold" style:font-weight-complex="bold"/>
    </style:style>
    <style:style style:name="T431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a746bb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2" style:family="text">
      <style:text-properties fo:color="#000080" style:text-line-through-style="none" style:text-line-through-type="none" style:font-name="Ubuntu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33" style:family="text">
      <style:text-properties officeooo:rsid="050aa1f1"/>
    </style:style>
    <style:style style:name="T434" style:family="text">
      <style:text-properties officeooo:rsid="05903285"/>
    </style:style>
    <style:style style:name="T435" style:family="text">
      <style:text-properties officeooo:rsid="0594b105"/>
    </style:style>
    <style:style style:name="T436" style:family="text">
      <style:text-properties officeooo:rsid="0a6f0a69"/>
    </style:style>
    <style:style style:name="T437" style:family="text">
      <style:text-properties officeooo:rsid="0aace3cd"/>
    </style:style>
    <style:style style:name="T438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439" style:family="text">
      <style:text-properties fo:font-size="10pt" officeooo:rsid="06049971" style:font-size-asian="10pt" style:font-size-complex="10pt"/>
    </style:style>
    <style:style style:name="T440" style:family="text">
      <style:text-properties fo:font-size="10pt" officeooo:rsid="0d5b05c5" style:font-size-asian="10pt" style:font-style-asian="italic" style:font-size-complex="10pt" style:font-style-complex="italic"/>
    </style:style>
    <style:style style:name="T441" style:family="text">
      <style:text-properties fo:font-size="10pt" officeooo:rsid="06049971" style:font-size-asian="10pt" style:font-style-asian="italic" style:font-size-complex="10pt" style:font-style-complex="italic"/>
    </style:style>
    <style:style style:name="T442" style:family="text">
      <style:text-properties officeooo:rsid="0b952edb"/>
    </style:style>
    <style:style style:name="T443" style:family="text">
      <style:text-properties fo:font-size="8pt" style:font-size-asian="8pt" style:font-size-complex="8pt" loext:padding="0.049cm" loext:border="0.31pt solid #000000"/>
    </style:style>
    <style:style style:name="T444" style:family="text">
      <style:text-properties officeooo:rsid="0394a435"/>
    </style:style>
    <style:style style:name="T445" style:family="text">
      <style:text-properties officeooo:rsid="0be4091b"/>
    </style:style>
    <style:style style:name="T446" style:family="text">
      <style:text-properties officeooo:rsid="0bf888a9"/>
    </style:style>
    <style:style style:name="T447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071a2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8" style:family="text">
      <style:text-properties fo:font-variant="normal" fo:text-transform="none" fo:color="#000000" style:text-line-through-style="none" style:text-line-through-type="none" style:font-name="Ubuntu" fo:font-size="12pt" fo:letter-spacing="normal" fo:language="nl" fo:country="NL" fo:font-style="normal" style:text-underline-style="none" fo:font-weight="normal" officeooo:rsid="0c210073" fo:background-color="transparent" loext:char-shading-value="0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449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1cca9fb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0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522dfb5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1" style:family="text">
      <style:text-properties fo:font-variant="normal" fo:text-transform="none" fo:color="#000000" style:text-line-through-style="none" style:text-line-through-type="none" fo:letter-spacing="normal" fo:language="nl" fo:country="NL" fo:font-style="normal" style:text-underline-style="none" fo:font-weight="normal" officeooo:rsid="0d41d7b8" fo:background-color="transparent" loext:char-shading-value="0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52" style:family="text">
      <style:text-properties fo:font-variant="normal" fo:text-transform="none" fo:color="#000000" style:text-line-through-style="none" style:text-line-through-type="none" style:font-name="Ubuntu3" fo:font-size="10pt" fo:letter-spacing="normal" fo:language="nl" fo:country="NL" fo:font-style="normal" style:text-underline-style="none" fo:font-weight="normal" officeooo:rsid="0c0ceb2a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453" style:family="text">
      <style:text-properties officeooo:rsid="0cf7e116"/>
    </style:style>
    <style:style style:name="T454" style:family="text">
      <style:text-properties officeooo:rsid="0d1ec96e"/>
    </style:style>
    <style:style style:name="T455" style:family="text">
      <style:text-properties officeooo:rsid="0d4a40eb"/>
    </style:style>
    <style:style style:name="T456" style:family="text">
      <style:text-properties officeooo:rsid="0d52ea33"/>
    </style:style>
    <style:style style:name="T457" style:family="text">
      <style:text-properties officeooo:rsid="0d53468e"/>
    </style:style>
    <style:style style:name="T458" style:family="text">
      <style:text-properties officeooo:rsid="0d5392ef"/>
    </style:style>
    <style:style style:name="T459" style:family="text">
      <style:text-properties officeooo:rsid="0d563db5"/>
    </style:style>
    <style:style style:name="T460" style:family="text">
      <style:text-properties style:text-position="super 58%" fo:language="nl" fo:country="NL" officeooo:rsid="0d5b05c5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61" style:family="text">
      <style:text-properties style:text-position="super 58%" fo:font-size="10pt" officeooo:rsid="0d5b05c5" style:font-size-asian="10pt" style:font-style-asian="italic" style:font-size-complex="10pt" style:font-style-complex="italic"/>
    </style:style>
    <style:style style:name="T462" style:family="text">
      <style:text-properties officeooo:rsid="0d615979"/>
    </style:style>
    <style:style style:name="T463" style:family="text">
      <style:text-properties officeooo:rsid="0d65d3ee"/>
    </style:style>
    <style:style style:name="T464" style:family="text">
      <style:text-properties officeooo:rsid="0d671fe2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2" form:id="control3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3" form:id="control3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4" form:id="control3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5" form:id="control3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6" form:id="control3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7" form:id="control3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8" form:id="control3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44" form:id="control44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45" form:id="control45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46" form:id="control46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47" form:id="control4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48" form:id="control48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49" form:id="control49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50" form:id="control50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5" form:id="control5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6" form:id="control5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<text:span text:style-name="Strong_20_Emphasis"><text:span text:style-name="T293">C</text:span></text:span><text:span text:style-name="Strong_20_Emphasis"><text:span text:style-name="T288">hecklist voor </text:span></text:span><text:span text:style-name="Strong_20_Emphasis"><text:span text:style-name="T298">de installatie</text:span></text:span><text:span text:style-name="Strong_20_Emphasis"><text:span text:style-name="T288"> van </text:span></text:span><text:reference-mark-start text:name="Distributie"/><text:span text:style-name="Strong_20_Emphasis"><text:span text:style-name="T291">Ubuntu</text:span></text:span><text:reference-mark-end text:name="Distributie"/><text:span text:style-name="Strong_20_Emphasis"><text:span text:style-name="T291"> </text:span></text:span><text:reference-mark-start text:name="Versie"/><text:span text:style-name="Strong_20_Emphasis"><text:span text:style-name="T297">20</text:span></text:span><text:span text:style-name="Strong_20_Emphasis"><text:span text:style-name="T296">.04 LTS</text:span></text:span><text:reference-mark-end text:name="Versie"/><text:span text:style-name="Strong_20_Emphasis"><text:span text:style-name="T289"><text:note text:id="ftn1" text:note-class="footnote"><text:note-citation>1</text:note-citation><text:note-body><text:p text:style-name="P73"><text:span text:style-name="T444">Deze versie </text:span><text:span text:style-name="T445">20.04 </text:span><text:span text:style-name="T444">heeft codenaam Focal Fossa (focal) en is een zogenaamde LTS-versie (Long-Term Support, langetermijnondersteuning). <text:s/>Een LTS-versie verschijnt iedere twee jaar </text:span><text:span text:style-name="T456">in </text:span><text:span text:style-name="T444">april (deze in april 2020) en wordt vanaf vrijgave </text:span><text:span text:style-name="T333">vijf</text:span><text:span text:style-name="T444"> jaar ondersteund</text:span><text:span text:style-name="T436"> </text:span><text:span text:style-name="T444">(</text:span><text:span text:style-name="T446">updates </text:span><text:span text:style-name="T444">tot april 2025</text:span><text:span text:style-name="T436">)</text:span><text:span text:style-name="T444">.</text:span></text:p></text:note-body></text:note></text:span></text:span><text:span text:style-name="Strong_20_Emphasis"><text:span text:style-name="T289"> </text:span></text:span><text:reference-mark-start text:name="Editie"/><text:span text:style-name="Strong_20_Emphasis"><text:span text:style-name="T290">desktop</text:span></text:span><text:reference-mark-end text:name="Editie"/><text:span text:style-name="Strong_20_Emphasis"><text:span text:style-name="T292">.</text:span></text:span></text:p>
      <text:p text:style-name="P13"/>
      <text:p text:style-name="P29"><text:span text:style-name="T19">Kijk op</text:span><text:span text:style-name="T288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88"> </text:span><text:span text:style-name="T381">voor</text:span><text:span text:style-name="T382"> </text:span><text:span text:style-name="T383">deze en andere </text:span><text:span text:style-name="T20">checklists, scripts, en overige bestanden.</text:span></text:p>
      <text:p text:style-name="P22"/>
      <text:p text:style-name="P57"><text:span text:style-name="T187">D</text:span><text:span text:style-name="T186">it is een invulbare PD</text:span><text:span text:style-name="T188">F</text:span><text:span text:style-name="T186"> met tekst- en keuzevakken; </text:span><text:span text:style-name="T189">a</text:span><text:span text:style-name="T186">fdrukken is niet noodzakelijk.</text:span></text:p>
      <text:p text:style-name="P14"/>
      <text:p text:style-name="P14"/>
      <text:p text:style-name="P14">V<text:span text:style-name="T420">ul de waarden in het tekstvak achter de </text:span><text:span text:style-name="Definition"><text:span text:style-name="T421">schuingedrukte</text:span></text:span> <text:span text:style-name="T421">woorden </text:span><text:span text:style-name="T414">(zie toelichting)</text:span><text:span text:style-name="T421">:</text:span></text:p>
      <text:p text:style-name="P4"><text:span text:style-name="Definition"><text:span text:style-name="T388">g</text:span></text:span><text:span text:style-name="Definition"><text:span text:style-name="T387">ebruiker</text:span></text:span><text:span text:style-name="Definition"><text:span text:style-name="T389"><text:tab/><text:tab/></text:span></text:span><text:span text:style-name="Definition"><text:span text:style-name="T380"> <text:tab/><text:tab/></text:span></text:span><text:span text:style-name="T390"><draw:control text:anchor-type="as-char" svg:y="-0.429cm" draw:z-index="44" draw:name="Gebruiker" draw:style-name="gr2" draw:text-style-name="P87" svg:width="6.061cm" svg:height="0.6cm" draw:control="control45"><svg:title>Gebruiker</svg:title><svg:desc>Volledige naam, bijv. Jan Stek</svg:desc></draw:control></text:span><text:span text:style-name="T390"><text:tab/></text:span><text:span text:style-name="T391">(</text:span><text:span text:style-name="T411">volledige naam, bijv. </text:span><text:span text:style-name="T413">Karel Kamer</text:span><text:span text:style-name="T412">)</text:span></text:p>
      <text:p text:style-name="Standard"><text:span text:style-name="Definition"><text:span text:style-name="T388">g</text:span></text:span><text:span text:style-name="Definition"><text:span text:style-name="T387">ebruikersnaam<text:tab/><text:tab/></text:span></text:span><text:span text:style-name="Definition"><text:span text:style-name="T387"><draw:control text:anchor-type="as-char" svg:y="-0.429cm" draw:z-index="45" draw:name="Gberuikersnaam" draw:style-name="gr2" draw:text-style-name="P87" svg:width="6.061cm" svg:height="0.6cm" draw:control="control46"><svg:title>Gebruikersnaam</svg:title><svg:desc>Korte naam, bijv. jan</svg:desc></draw:control></text:span></text:span><text:span text:style-name="Definition"><text:span text:style-name="T387"><text:tab/></text:span></text:span><text:span text:style-name="T3">(korte naam, bijv. </text:span><text:span text:style-name="T315">karel</text:span><text:span text:style-name="T3">)</text:span></text:p>
      <text:p text:style-name="P2"><text:span text:style-name="Definition"><text:span text:style-name="T405">c</text:span></text:span><text:span text:style-name="Definition"><text:span text:style-name="T404">omputernaam<text:tab/><text:tab/></text:span></text:span><text:span text:style-name="Definition"><text:span text:style-name="T390"><draw:control text:anchor-type="as-char" svg:y="-0.429cm" draw:z-index="46" draw:name="Computernaam" draw:style-name="gr2" draw:text-style-name="P87" svg:width="6.061cm" svg:height="0.6cm" draw:control="control47"><svg:title>Computernaam</svg:title><svg:desc>Unieke naam van de computer</svg:desc></draw:control></text:span></text:span><text:span text:style-name="Definition"><text:span text:style-name="T390"><text:tab/></text:span></text:span><text:span text:style-name="Definition"><text:span text:style-name="T394">(</text:span></text:span><text:span text:style-name="Definition"><text:span text:style-name="T392">unieke naam van de compute</text:span></text:span><text:span text:style-name="Definition"><text:span text:style-name="T393">r</text:span></text:span><text:span text:style-name="Definition"><text:span text:style-name="T394">)</text:span></text:span></text:p>
      <text:p text:style-name="P2"><text:span text:style-name="Definition"><text:span text:style-name="T388">o</text:span></text:span><text:span text:style-name="Definition"><text:span text:style-name="T387">pstartmenu</text:span></text:span><text:span text:style-name="Definition"><text:span text:style-name="T390"><text:tab/><text:tab/><text:tab/></text:span></text:span><text:span text:style-name="Definition"><text:span text:style-name="T390"><draw:control text:anchor-type="as-char" svg:y="-0.429cm" draw:z-index="47" draw:name="Opstartmenu" draw:style-name="gr2" draw:text-style-name="P87" svg:width="6.061cm" svg:height="0.6cm" draw:control="control48"><svg:title>Opstartmenu</svg:title><svg:desc>Toets voor het opstartmenu ("bootmenu")</svg:desc></draw:control></text:span></text:span><text:span text:style-name="Definition"><text:span text:style-name="T390"><text:tab/></text:span></text:span><text:span text:style-name="Definition"><text:span text:style-name="T394">(</text:span></text:span><text:span text:style-name="Definition"><text:span text:style-name="T392">to</text:span></text:span><text:span text:style-name="Definition"><text:span text:style-name="T401">ets voor het opstartmedium</text:span></text:span><text:span text:style-name="Definition"><text:span text:style-name="T402">)</text:span></text:span></text:p>
      <text:p text:style-name="P2"><text:span text:style-name="Definition"><text:span text:style-name="T406">i</text:span></text:span><text:span text:style-name="Definition"><text:span text:style-name="T407">nstellingen</text:span></text:span><text:span text:style-name="T394"><text:tab/><text:tab/> <text:tab/></text:span><text:span text:style-name="T394"><draw:control text:anchor-type="as-char" svg:y="-0.429cm" draw:z-index="43" draw:name="Instellingen" draw:style-name="gr2" draw:text-style-name="P87" svg:width="6.061cm" svg:height="0.6cm" draw:control="control44"><svg:title>Instellingen</svg:title><svg:desc>Toets voor het BIOS/UEFI-scherm ("setup")</svg:desc></draw:control></text:span><text:span text:style-name="T394"><text:tab/>(</text:span><text:span text:style-name="T392">toets voor het BIOS/UEFI-scherm</text:span><text:span text:style-name="T394">)</text:span></text:p>
      <text:p text:style-name="P3"><text:span text:style-name="Definition"><text:span text:style-name="T384">2</text:span></text:span><text:span text:style-name="Definition"><text:span text:style-name="T386">e </text:span></text:span><text:span text:style-name="Definition"><text:span text:style-name="T408">gebr</text:span></text:span><text:span text:style-name="Definition"><text:span text:style-name="T384">uiker </text:span></text:span><text:span text:style-name="Definition"><text:span text:style-name="T385">(evt.)</text:span></text:span><text:span text:style-name="T394"><text:tab/></text:span><text:span text:style-name="T394"><draw:control text:anchor-type="as-char" svg:y="-0.429cm" draw:z-index="48" draw:name="Instellingen_0" draw:style-name="gr2" draw:text-style-name="P87" svg:width="6.061cm" svg:height="0.6cm" draw:control="control49"><svg:title>Instellingen</svg:title><svg:desc>Toets voor het BIOS/UEFI-scherm ("setup")</svg:desc></draw:control></text:span><text:span text:style-name="T394"><text:tab/>(volledige naam </text:span><text:span text:style-name="T398">evt. </text:span><text:span text:style-name="T397">2</text:span><text:span text:style-name="T415">e</text:span><text:span text:style-name="T397"> </text:span><text:span text:style-name="T394">gebruiker)</text:span></text:p>
      <text:p text:style-name="P6"><text:span text:style-name="Definition"><text:span text:style-name="T384">2</text:span></text:span><text:span text:style-name="Definition"><text:span text:style-name="T386">e</text:span></text:span><text:span text:style-name="Definition"><text:span text:style-name="T384"> </text:span></text:span><text:span text:style-name="Definition"><text:span text:style-name="T410">g</text:span></text:span><text:span text:style-name="Definition"><text:span text:style-name="T409">ebruikersnaam<text:tab/></text:span></text:span><text:span text:style-name="T394"><draw:control text:anchor-type="as-char" svg:y="-0.429cm" draw:z-index="49" draw:name="Instellingen_1" draw:style-name="gr2" draw:text-style-name="P87" svg:width="6.061cm" svg:height="0.6cm" draw:control="control50"><svg:title>Instellingen</svg:title><svg:desc>Toets voor het BIOS/UEFI-scherm ("setup")</svg:desc></draw:control></text:span><text:span text:style-name="T394"><text:tab/>(</text:span><text:span text:style-name="T392">korte naam </text:span><text:span text:style-name="T399">ev</text:span><text:span text:style-name="T400">entuele</text:span><text:span text:style-name="T398"> </text:span><text:span text:style-name="T403">2</text:span><text:span text:style-name="T416">e</text:span><text:span text:style-name="T403"> </text:span><text:span text:style-name="T395">gebr</text:span><text:span text:style-name="T396">uiker</text:span><text:span text:style-name="T394">)</text:span></text:p>
      <text:p text:style-name="P3"><text:span text:style-name="T304">Vervang </text:span><text:span text:style-name="Definition"><text:span text:style-name="T17">schuingedrukte</text:span></text:span><text:span text:style-name="T304"> </text:span><text:span text:style-name="T305">woorden </text:span><text:span text:style-name="T304">in deze checklist door </text:span><text:span text:style-name="T305">boven</text:span><text:span text:style-name="T304">staande waarden.</text:span></text:p>
      <text:p text:style-name="P15"/>
      <text:p text:style-name="P1"><text:span text:style-name="Strong_20_Emphasis"><text:span text:style-name="T299"/></text:span></text:p>
      <text:p text:style-name="P32"><text:span text:style-name="Strong_20_Emphasis"><text:span text:style-name="T131"><draw:control text:anchor-type="as-char" draw:z-index="0" draw:name="Vorm1" draw:style-name="gr1" draw:text-style-name="P86" svg:width="0.35cm" svg:height="0.35cm" draw:control="control1"/></text:span></text:span><text:span text:style-name="Strong_20_Emphasis"><text:span text:style-name="T131"><text:s/><text:tab/></text:span></text:span><text:span text:style-name="T300">Nog niet op Linux?<text:tab/></text:span><text:span text:style-name="T327"></text:span><text:span text:style-name="T306"> </text:span><text:span text:style-name="T307">G</text:span><text:span text:style-name="T301">ebruik </text:span><text:span text:style-name="Strong_20_Emphasis"><text:span text:style-name="T341">Checklist migratie</text:span></text:span><text:span text:style-name="T30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302"> onder </text:span><text:span text:style-name="T312">Linux</text:span><text:span text:style-name="T303">.</text:span></text:p>
      <text:p text:style-name="P63"><text:span text:style-name="Strong_20_Emphasis"><text:span text:style-name="T131"><draw:control text:anchor-type="as-char" draw:z-index="42" draw:name="Vorm2" draw:style-name="gr1" draw:text-style-name="P86" svg:width="0.35cm" svg:height="0.35cm" draw:control="control43"/></text:span></text:span><text:span text:style-name="Strong_20_Emphasis"><text:span text:style-name="T131"><text:s/><text:tab/></text:span></text:span><text:span text:style-name="T308">Nieuwe installatie?<text:tab/></text:span><text:span text:style-name="T328"></text:span><text:span text:style-name="T311"><text:tab/></text:span><text:span text:style-name="T310">B</text:span><text:span text:style-name="T308">egin bij hoofdstuk </text:span><text:span text:style-name="T313"><text:bookmark-ref text:reference-format="page" text:ref-name="__RefNumPara__4009_1271708128">2</text:bookmark-ref></text:span><text:span text:style-name="T308"><text:s text:c="2"/></text:span><text:span text:style-name="T314"><text:bookmark-ref text:reference-format="text" text:ref-name="__RefNumPara__4009_1271708128">Installatie uitvoeren</text:bookmark-ref></text:span><text:span text:style-name="T309">.</text:span></text:p>
      <text:p text:style-name="P5"/>
      <text:list xml:id="list1028073337" text:style-name="L1">
        <text:list-item>
          <text:p text:style-name="P84"><text:bookmark-start text:name="__RefNumPara__4083_1271708128"/>Installatie voorbereiden<text:bookmark-end text:name="__RefNumPara__4083_1271708128"/></text:p>
        </text:list-item>
      </text:list>
      <text:p text:style-name="P28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61"><text:span text:style-name="Strong_20_Emphasis"><text:span text:style-name="T100"><text:s/></text:span></text:span><text:span text:style-name="Strong_20_Emphasis"><text:span text:style-name="T132"><draw:control text:anchor-type="as-char" draw:z-index="1" draw:name="Vorm3" draw:style-name="gr1" draw:text-style-name="P86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9"><text:span text:style-name="Strong_20_Emphasis"><text:span text:style-name="T100">Aanmelden als </text:span></text:span><text:span text:style-name="Definition"><text:span text:style-name="T13">gebruike</text:span></text:span><text:span text:style-name="Definition"><text:span text:style-name="T14">r</text:span></text:span><text:span text:style-name="Strong_20_Emphasis"><text:span text:style-name="T106">.</text:span></text:span></text:p>
          </table:table-cell>
        </table:table-row>
        <table:table-row table:style-name="TableLine94341883869616">
          <table:table-cell table:style-name="_31_._5f_Installatie_5f_voorbereiden.A1" office:value-type="string">
            <text:p text:style-name="P35"><text:span text:style-name="Strong_20_Emphasis"><text:span text:style-name="T100"><text:s/></text:span></text:span></text:p>
          </table:table-cell>
          <table:table-cell table:style-name="_31_._5f_Installatie_5f_voorbereiden.A1" office:value-type="string">
            <text:p text:style-name="P31"/>
          </table:table-cell>
        </table:table-row>
        <table:table-row table:style-name="TableLine94341883880272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2" draw:name="Vorm4" draw:style-name="gr1" draw:text-style-name="P86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9">Terminalvenster</text:span></text:span><text:span text:style-name="Strong_20_Emphasis"><text:span text:style-name="T86"> met toetscombinatie <text:line-break/></text:span></text:span><text:span text:style-name="Strong_20_Emphasis"><text:span text:style-name="T223">Ctrl</text:span></text:span><text:span text:style-name="Strong_20_Emphasis"><text:span text:style-name="T222"> </text:span></text:span><text:span text:style-name="Strong_20_Emphasis"><text:span text:style-name="T223">Alt</text:span></text:span><text:span text:style-name="Strong_20_Emphasis"><text:span text:style-name="T222"> </text:span></text:span><text:span text:style-name="Strong_20_Emphasis"><text:span text:style-name="T223">T</text:span></text:span><text:span text:style-name="Strong_20_Emphasis"><text:span text:style-name="T113">.</text:span></text:span></text:p>
          </table:table-cell>
        </table:table-row>
        <table:table-row table:style-name="TableLine94341883865760">
          <table:table-cell table:style-name="_31_._5f_Installatie_5f_voorberei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1" draw:name="Vorm4_3" draw:style-name="gr1" draw:text-style-name="P86" svg:width="0.35cm" svg:height="0.35cm" draw:control="control52"/></text:span></text:span></text:p>
          </table:table-cell>
          <table:table-cell table:style-name="_31_._5f_Installatie_5f_voorbereiden.A1" office:value-type="string">
            <text:p text:style-name="P60">Typ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7">z</text:span></text:span><text:span text:style-name="Strong_20_Emphasis"><text:span text:style-name="T113">e opdrachten, ieder gevolgd door de </text:span></text:span><text:span text:style-name="Strong_20_Emphasis"><text:span text:style-name="T223">Enter</text:span></text:span><text:span text:style-name="Strong_20_Emphasis"><text:span text:style-name="T86">-toets:<text:line-break/></text:span></text:span><text:span text:style-name="User_20_Entry"><text:span text:style-name="T284">wget karelzimmer.nl/</text:span></text:span><text:span text:style-name="User_20_Entry"><text:span text:style-name="T287">kz</text:span></text:span><text:span text:style-name="User_20_Entry"><text:span text:style-name="T284"><text:line-break/>bash </text:span></text:span><text:span text:style-name="User_20_Entry"><text:span text:style-name="T287">kz</text:span></text:span></text:p>
            <text:p text:style-name="P64"><text:span text:style-name="User_20_Entry"><text:span text:style-name="T285">exit</text:span></text:span></text:p>
          </table:table-cell>
        </table:table-row>
        <table:table-row table:style-name="TableLine94341908619728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3"/>
          </table:table-cell>
        </table:table-row>
        <table:table-row table:style-name="TableLine94341908620320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Strong_20_Emphasis"><text:span text:style-name="T132"><draw:control text:anchor-type="as-char" draw:z-index="3" draw:name="Vorm6" draw:style-name="gr1" draw:text-style-name="P86" svg:width="0.35cm" svg:height="0.35cm" draw:control="control4"/></text:span></text:span></text:span></text:p>
          </table:table-cell>
          <table:table-cell table:style-name="_31_._5f_Installatie_5f_voorbereiden.A1" office:value-type="string">
            <text:p text:style-name="P62"><text:span text:style-name="Strong_20_Emphasis"><text:span text:style-name="T74">Bereid de installatie voor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103">druk </text:span></text:span><text:span text:style-name="Strong_20_Emphasis"><text:span text:style-name="T98">op de </text:span></text:span><text:span text:style-name="Strong_20_Emphasis"><text:span text:style-name="T221">Super</text:span></text:span><text:span text:style-name="Strong_20_Emphasis"><text:span text:style-name="T98">-toets</text:span></text:span><text:span text:style-name="Strong_20_Emphasis"><text:span text:style-name="T282"><text:note text:id="ftn2" text:note-class="footnote"><text:note-citation>2</text:note-citation><text:note-body><text:p text:style-name="P74"><text:span text:style-name="T329">D</text:span>e <text:span text:style-name="T443">Super</text:span>-toets <text:span text:style-name="T329">is </text:span>de Windows<text:span text:style-name="T453">-</text:span><text:span text:style-name="T442">toets</text:span>, <text:span text:style-name="T453">C</text:span>ommand-<text:span text:style-name="T442">toets</text:span>, of <text:span text:style-name="T453">V</text:span>ergrootglas-toets.</text:p></text:note-body></text:note></text:span></text:span><text:span text:style-name="Strong_20_Emphasis"><text:span text:style-name="T74">, </text:span></text:span><text:span text:style-name="Strong_20_Emphasis"><text:span text:style-name="T107">t</text:span></text:span><text:span text:style-name="Strong_20_Emphasis"><text:span text:style-name="T89">yp </text:span></text:span><text:span text:style-name="Strong_20_Emphasis"><text:span text:style-name="T160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4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</text:span></text:span><text:span text:style-name="Strong_20_Emphasis"><text:span text:style-name="T276"> </text:span></text:span><text:span text:style-name="Strong_20_Emphasis"><text:span text:style-name="T261">Installatiem</text:span></text:span><text:span text:style-name="Strong_20_Emphasis"><text:span text:style-name="T260">enu</text:span></text:span><text:span text:style-name="Strong_20_Emphasis"><text:span text:style-name="T98">.</text:span></text:span></text:p>
          </table:table-cell>
        </table:table-row>
        <table:table-row table:style-name="TableLine94341908620912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4" draw:name="Vorm7" draw:style-name="gr1" draw:text-style-name="P86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83">K</text:span></text:span><text:span text:style-name="Strong_20_Emphasis"><text:span text:style-name="T77">ie</text:span></text:span><text:span text:style-name="Strong_20_Emphasis"><text:span text:style-name="T76">s</text:span></text:span><text:span text:style-name="Strong_20_Emphasis"><text:span text:style-name="T72"> </text:span></text:span><text:span text:style-name="Strong_20_Emphasis"><text:span text:style-name="T258">1</text:span></text:span><text:span text:style-name="Strong_20_Emphasis"><text:span text:style-name="T264"> - </text:span></text:span><text:span text:style-name="Strong_20_Emphasis"><text:span text:style-name="T265">In</text:span></text:span><text:span text:style-name="Strong_20_Emphasis"><text:span text:style-name="T270">stallatie voorberei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341908621504">
          <table:table-cell table:style-name="_31_._5f_Installatie_5f_voorberei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" draw:name="Vorm8" draw:style-name="gr1" draw:text-style-name="P86" svg:width="0.35cm" svg:height="0.35cm" draw:control="control6"/></text:span></text:span></text:p>
          </table:table-cell>
          <table:table-cell table:style-name="_31_._5f_Installatie_5f_voorbereiden.A1" office:value-type="string">
            <text:p text:style-name="P34"><text:span text:style-name="Strong_20_Emphasis"><text:span text:style-name="T72">Volg de aanwijzingen op het scherm.</text:span></text:span></text:p>
          </table:table-cell>
        </table:table-row>
        <table:table-row table:style-name="TableLine94341908622096">
          <table:table-cell table:style-name="_31_._5f_Installatie_5f_voorbereiden.A1" office:value-type="string">
            <text:p text:style-name="P50"/>
          </table:table-cell>
          <table:table-cell table:style-name="_31_._5f_Installatie_5f_voorbereiden.A1" office:value-type="string">
            <text:p text:style-name="P34"/>
          </table:table-cell>
        </table:table-row>
        <table:table-row table:style-name="TableLine94341908622688">
          <table:table-cell table:style-name="_31_._5f_Installatie_5f_voorbereiden.A1" office:value-type="string">
            <text:p text:style-name="P71"><text:span text:style-name="Strong_20_Emphasis"><text:span text:style-name="T100"><text:s/></text:span></text:span><text:span text:style-name="Strong_20_Emphasis"><text:span text:style-name="T132"><draw:control text:anchor-type="as-char" draw:z-index="55" draw:name="Vorm8_0" draw:style-name="gr1" draw:text-style-name="P86" svg:width="0.35cm" svg:height="0.35cm" draw:control="control56"/></text:span></text:span></text:p>
          </table:table-cell>
          <table:table-cell table:style-name="_31_._5f_Installatie_5f_voorbereiden.A1" office:value-type="string">
            <text:p text:style-name="P21"><text:span text:style-name="Strong_20_Emphasis"><text:span text:style-name="T120">Na aanmelden als </text:span></text:span><text:span text:style-name="Strong_20_Emphasis"><text:span text:style-name="T121">eventuele</text:span></text:span><text:span text:style-name="Strong_20_Emphasis"><text:span text:style-name="T120"> </text:span></text:span><text:span text:style-name="Definition"><text:span text:style-name="T15">2</text:span></text:span><text:span text:style-name="Definition"><text:span text:style-name="T460">e</text:span></text:span><text:span text:style-name="Definition"><text:span text:style-name="T15"> </text:span></text:span><text:span text:style-name="Definition"><text:span text:style-name="T16">gebruiker</text:span></text:span><text:span text:style-name="Strong_20_Emphasis"><text:span text:style-name="T120">, zoek en start</text:span></text:span><text:span text:style-name="Strong_20_Emphasis"><text:span text:style-name="T224"> </text:span></text:span><text:span text:style-name="Strong_20_Emphasis"><text:span text:style-name="T172">Ins</text:span></text:span><text:span text:style-name="Strong_20_Emphasis"><text:span text:style-name="T171">tallatiemenu</text:span></text:span><text:span text:style-name="Strong_20_Emphasis"><text:span text:style-name="T133"> </text:span></text:span><text:span text:style-name="Strong_20_Emphasis"><text:span text:style-name="T120">en </text:span></text:span><text:span text:style-name="User_20_Entry"><text:span text:style-name="T180">kies <text:line-break/></text:span></text:span><text:span text:style-name="User_20_Entry"><text:span text:style-name="T182">5</text:span></text:span><text:span text:style-name="User_20_Entry"><text:span text:style-name="T183"> -</text:span></text:span><text:span text:style-name="User_20_Entry"><text:span text:style-name="T184"> </text:span></text:span><text:span text:style-name="User_20_Entry"><text:span text:style-name="T182">Opdrachtenmenu</text:span></text:span><text:span text:style-name="User_20_Entry"><text:span text:style-name="T181"> en daarna </text:span></text:span><text:span text:style-name="User_20_Entry"><text:span text:style-name="T182">9 - Instellijst</text:span></text:span><text:span text:style-name="User_20_Entry"><text:span text:style-name="T185"> </text:span></text:span><text:span text:style-name="User_20_Entry"><text:span text:style-name="T176">maken</text:span></text:span><text:span text:style-name="User_20_Entry"><text:span text:style-name="T180">.</text:span></text:span></text:p>
          </table:table-cell>
        </table:table-row>
      </table:table>
      <text:p text:style-name="P26"/>
      <text:list xml:id="list91944201901591" text:continue-numbering="true" text:style-name="L1">
        <text:list-item>
          <text:p text:style-name="P85"><text:bookmark-start text:name="__RefNumPara__4009_1271708128"/><text:span text:style-name="Strong_20_Emphasis">Installatie uitvoeren</text:span><text:bookmark-end text:name="__RefNumPara__4009_1271708128"/></text:p>
        </text:list-item>
      </text:list>
      <text:p text:style-name="P2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34188394664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6" draw:name="Vorm9" draw:style-name="gr1" draw:text-style-name="P86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58"><text:span text:style-name="T323">Start de computer op vanaf </text:span><text:span text:style-name="T324">een </text:span><text:span text:style-name="T324"><text:reference-ref text:reference-format="text" text:ref-name="Distributie">Ubuntu</text:reference-ref></text:span><text:span text:style-name="T324"><text:s/></text:span><text:span text:style-name="T323"><text:reference-ref text:reference-format="text" text:ref-name="Versie">20.04 LTS</text:reference-ref></text:span><text:span text:style-name="T191"><text:s/></text:span><text:span text:style-name="T191"><text:reference-ref text:reference-format="text" text:ref-name="Editie">desktop</text:reference-ref></text:span><text:span text:style-name="T191"><text:s/>Live</text:span><text:span text:style-name="T191"><text:note text:id="ftn3" text:note-class="footnote"><text:note-citation>1</text:note-citation><text:note-body><text:p text:style-name="P72"><text:span text:style-name="T424">Vanaf ee</text:span>n Live <text:span text:style-name="T437">USB-stick of </text:span><text:span text:style-name="T332">C</text:span><text:span text:style-name="T437">D</text:span><text:span text:style-name="T6"> </text:span>kunt <text:span text:style-name="T424">u opstarten en</text:span> met <text:reference-ref text:reference-format="text" text:ref-name="Distributie">Ubuntu</text:reference-ref><text:s/>werken zonder deze te installeren.</text:p></text:note-body></text:note></text:span><text:span text:style-name="T191"> </text:span><text:span text:style-name="T194">USB-stick</text:span><text:span text:style-name="T194"><text:note text:id="ftn4" text:note-class="footnote"><text:note-citation>2</text:note-citation><text:note-body><text:p text:style-name="P76"><text:span text:style-name="Strong_20_Emphasis"><text:span text:style-name="T205">Download </text:span></text:span><text:span text:style-name="Strong_20_Emphasis"><text:span text:style-name="T199">een </text:span></text:span><text:span text:style-name="Strong_20_Emphasis"><text:span text:style-name="T209">Desktop </text:span></text:span><text:span text:style-name="Strong_20_Emphasis"><text:span text:style-name="T219">CD</text:span></text:span><text:span text:style-name="Strong_20_Emphasis"><text:span text:style-name="T204"> vanaf </text:span></text:span><text:a xlink:type="simple" xlink:href="http://nl.releases.ubuntu.com/" text:style-name="Internet_20_link" text:visited-style-name="Visited_20_Internet_20_Link"><text:span text:style-name="Strong_20_Emphasis"><text:span text:style-name="T431">nl.releases.ubuntu.com</text:span></text:span></text:a><text:span text:style-name="Strong_20_Emphasis"><text:span text:style-name="T204"> </text:span></text:span><text:span text:style-name="Strong_20_Emphasis"><text:span text:style-name="T200">en </text:span></text:span><text:span text:style-name="Strong_20_Emphasis"><text:span text:style-name="T205">plaats </text:span></text:span><text:span text:style-name="Strong_20_Emphasis"><text:span text:style-name="T199">een USB-stick </text:span></text:span><text:span text:style-name="Strong_20_Emphasis"><text:span text:style-name="T220">va</text:span></text:span><text:span text:style-name="Strong_20_Emphasis"><text:span text:style-name="T215">n </text:span></text:span><text:span text:style-name="Strong_20_Emphasis"><text:span text:style-name="T198">min</text:span></text:span><text:span text:style-name="Strong_20_Emphasis"><text:span text:style-name="T216">imaal</text:span></text:span><text:span text:style-name="Strong_20_Emphasis"><text:span text:style-name="T198"> </text:span></text:span><text:span text:style-name="Strong_20_Emphasis"><text:span text:style-name="T206">4</text:span></text:span><text:span text:style-name="Strong_20_Emphasis"><text:span text:style-name="T198"> GB. <text:line-break/></text:span></text:span><text:span text:style-name="Strong_20_Emphasis"><text:span text:style-name="T218">Zoek</text:span></text:span><text:span text:style-name="Strong_20_Emphasis"><text:span text:style-name="T198"> </text:span></text:span><text:span text:style-name="Strong_20_Emphasis"><text:span text:style-name="T226">opst</text:span></text:span><text:span text:style-name="Strong_20_Emphasis"><text:span text:style-name="T198"> en klik op het pictogram van</text:span></text:span><text:span text:style-name="Strong_20_Emphasis"><text:span text:style-name="T201"> </text:span></text:span><text:span text:style-name="Strong_20_Emphasis"><text:span text:style-name="T225">Opstartschijf aanmaken</text:span></text:span><text:span text:style-name="Strong_20_Emphasis"><text:span text:style-name="T208">, </text:span></text:span><text:span text:style-name="Strong_20_Emphasis"><text:span text:style-name="T214">o</text:span></text:span><text:span text:style-name="Strong_20_Emphasis"><text:span text:style-name="T199">f </text:span></text:span><text:span text:style-name="Strong_20_Emphasis"><text:span text:style-name="T202">gebruik </text:span></text:span><text:span text:style-name="Strong_20_Emphasis"><text:span text:style-name="T195">het programma balenaEtche</text:span></text:span><text:span text:style-name="Strong_20_Emphasis"><text:span text:style-name="T203">r</text:span></text:span><text:span text:style-name="Strong_20_Emphasis"><text:span text:style-name="T195"> </text:span></text:span><text:span text:style-name="Strong_20_Emphasis"><text:span text:style-name="T196">(</text:span></text:span><text:a xlink:type="simple" xlink:href="https://www.balena.io/etcher/" text:style-name="Internet_20_link" text:visited-style-name="Visited_20_Internet_20_Link"><text:span text:style-name="Strong_20_Emphasis"><text:span text:style-name="T432">etcher.io</text:span></text:span></text:a><text:span text:style-name="Strong_20_Emphasis"><text:span text:style-name="T196">); </text:span></text:span><text:span text:style-name="Strong_20_Emphasis"><text:span text:style-name="T195">balenaEtche</text:span></text:span><text:span text:style-name="Strong_20_Emphasis"><text:span text:style-name="T203">r</text:span></text:span><text:span text:style-name="Strong_20_Emphasis"><text:span text:style-name="T210"> is</text:span></text:span><text:span text:style-name="Strong_20_Emphasis"><text:span text:style-name="T196"> </text:span></text:span><text:span text:style-name="Strong_20_Emphasis"><text:span text:style-name="T199">beschikbaar voor </text:span></text:span><text:span text:style-name="Strong_20_Emphasis"><text:span text:style-name="T211">Windows, </text:span></text:span><text:span text:style-name="Strong_20_Emphasis"><text:span text:style-name="T212">OS X</text:span></text:span><text:span text:style-name="Strong_20_Emphasis"><text:span text:style-name="T195">, </text:span></text:span><text:span text:style-name="Strong_20_Emphasis"><text:span text:style-name="T196">en </text:span></text:span><text:span text:style-name="Strong_20_Emphasis"><text:span text:style-name="T213">GNU/</text:span></text:span><text:span text:style-name="Strong_20_Emphasis"><text:span text:style-name="T195">Linux</text:span></text:span><text:span text:style-name="Strong_20_Emphasis"><text:span text:style-name="T197">.</text:span></text:span></text:p></text:note-body></text:note></text:span><text:span text:style-name="T194"> of </text:span><text:span text:style-name="T190">C</text:span><text:span text:style-name="T194">D</text:span><text:span text:style-name="T194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91">.</text:span></text:p>
            <text:p text:style-name="P37"><text:span text:style-name="T192">Opstartmenu/</text:span><text:span text:style-name="T193">boot menu</text:span><text:span text:style-name="T192"> </text:span><text:span text:style-name="T191">via </text:span><text:span text:style-name="Definition"><text:span text:style-name="T422">opstartmenu</text:span></text:span><text:span text:style-name="T191">, </text:span><text:span text:style-name="T192">instellingen/</text:span><text:span text:style-name="T193">setup</text:span><text:span text:style-name="T191"> via </text:span><text:span text:style-name="Definition"><text:span text:style-name="T422">instellingen</text:span></text:span><text:span text:style-name="T191">.</text:span></text:p>
          </table:table-cell>
        </table:table-row>
        <table:table-row table:style-name="TableLine9434188401880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7" draw:name="Vorm10" draw:style-name="gr1" draw:text-style-name="P86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126">Kies</text:span></text:span><text:span text:style-name="Strong_20_Emphasis"><text:span text:style-name="T64"> </text:span></text:span><text:span text:style-name="Strong_20_Emphasis"><text:span text:style-name="T127">als</text:span></text:span><text:span text:style-name="Strong_20_Emphasis"><text:span text:style-name="T67"> </text:span></text:span><text:span text:style-name="Strong_20_Emphasis"><text:span text:style-name="T66">mogelijk</text:span></text:span><text:span text:style-name="Strong_20_Emphasis"><text:span text:style-name="T64"> </text:span></text:span><text:span text:style-name="Strong_20_Emphasis"><text:span text:style-name="T70">met pijltjes-toetsen</text:span></text:span><text:span text:style-name="Strong_20_Emphasis"><text:span text:style-name="T65"> </text:span></text:span><text:span text:style-name="Strong_20_Emphasis"><text:span text:style-name="T175">Nederlands</text:span></text:span><text:span text:style-name="Strong_20_Emphasis"><text:span text:style-name="T40"> </text:span></text:span><text:span text:style-name="Strong_20_Emphasis"><text:span text:style-name="T70">en druk op </text:span></text:span><text:span text:style-name="Strong_20_Emphasis"><text:span text:style-name="T69">de </text:span></text:span><text:span text:style-name="Strong_20_Emphasis"><text:span text:style-name="T207">Enter</text:span></text:span><text:span text:style-name="Strong_20_Emphasis"><text:span text:style-name="T69">-toets.</text:span></text:span></text:p>
          </table:table-cell>
        </table:table-row>
        <table:table-row table:style-name="TableLine9434188396262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8" draw:name="Vorm11" draw:style-name="gr1" draw:text-style-name="P86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17"><text:span text:style-name="T325">Kies </text:span><text:span text:style-name="T316">Ubuntu installeren </text:span><text:span text:style-name="Strong_20_Emphasis"><text:span text:style-name="T127">en druk op </text:span></text:span><text:span text:style-name="Strong_20_Emphasis"><text:span text:style-name="T128">de </text:span></text:span><text:span text:style-name="Strong_20_Emphasis"><text:span text:style-name="T217">Enter</text:span></text:span><text:span text:style-name="Strong_20_Emphasis"><text:span text:style-name="T128">-toets</text:span></text:span><text:span text:style-name="T325">.</text:span></text:p>
          </table:table-cell>
        </table:table-row>
        <table:table-row table:style-name="TableLine9434190855636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5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9" draw:name="Vorm12" draw:style-name="gr1" draw:text-style-name="P86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7"><text:span text:style-name="Strong_20_Emphasis"><text:span text:style-name="T31">Op het </text:span></text:span><text:span text:style-name="Strong_20_Emphasis"><text:span text:style-name="T36">scherm </text:span></text:span><text:span text:style-name="Strong_20_Emphasis"><text:span text:style-name="T236">Wel</text:span></text:span><text:span text:style-name="Strong_20_Emphasis"><text:span text:style-name="T277">k</text:span></text:span><text:span text:style-name="Strong_20_Emphasis"><text:span text:style-name="T241">om</text:span></text:span><text:span text:style-name="Strong_20_Emphasis"><text:span text:style-name="T37"> </text:span></text:span><text:span text:style-name="Strong_20_Emphasis"><text:span text:style-name="T31">kies </text:span></text:span><text:span text:style-name="Strong_20_Emphasis"><text:span text:style-name="T155">Nederlands</text:span></text:span><text:span text:style-name="Strong_20_Emphasis"><text:span text:style-name="T19"> en klik op</text:span></text:span><text:span text:style-name="Strong_20_Emphasis"><text:span text:style-name="T27"> </text:span>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34184059684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0" draw:name="Vorm13" draw:style-name="gr1" draw:text-style-name="P86" svg:width="0.35cm" svg:height="0.35cm" draw:control="control11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139">O</text:span></text:span><text:span text:style-name="Strong_20_Emphasis"><text:span text:style-name="T140">p </text:span></text:span><text:span text:style-name="Strong_20_Emphasis"><text:span text:style-name="T141">het </text:span></text:span><text:span text:style-name="Strong_20_Emphasis"><text:span text:style-name="T142">scherm </text:span></text:span><text:span text:style-name="Strong_20_Emphasis"><text:span text:style-name="T234">Toetsenbord</text:span></text:span><text:span text:style-name="Strong_20_Emphasis"><text:span text:style-name="T235">indeling</text:span></text:span><text:span text:style-name="Strong_20_Emphasis"><text:span text:style-name="T142"> </text:span></text:span><text:span text:style-name="Strong_20_Emphasis"><text:span text:style-name="T143">controleer </text:span></text:span><text:span text:style-name="Strong_20_Emphasis"><text:span text:style-name="T144">de </text:span></text:span><text:span text:style-name="Strong_20_Emphasis"><text:span text:style-name="T143">toetsenbordindeling </text:span></text:span><text:span text:style-name="Strong_20_Emphasis"><text:span text:style-name="T145">en </text:span></text:span><text:span text:style-name="Strong_20_Emphasis"><text:span text:style-name="T139">klik </text:span></text:span><text:span text:style-name="Strong_20_Emphasis"><text:span text:style-name="T142">op </text:span></text:span><text:span text:style-name="Strong_20_Emphasis"><text:span text:style-name="T177">Verder</text:span></text:span><text:span text:style-name="Strong_20_Emphasis"><text:span text:style-name="T142">.</text:span></text:span></text:p>
          </table:table-cell>
        </table:table-row>
        <table:table-row table:style-name="TableLine9434184063560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1" draw:name="Vorm14" draw:style-name="gr1" draw:text-style-name="P86" svg:width="0.35cm" svg:height="0.35cm" draw:control="control12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53">Als </text:span></text:span><text:span text:style-name="Strong_20_Emphasis"><text:span text:style-name="T42">het </text:span></text:span><text:span text:style-name="Strong_20_Emphasis"><text:span text:style-name="T30">het scherm </text:span></text:span><text:span text:style-name="Strong_20_Emphasis"><text:span text:style-name="T233">Draadloos</text:span></text:span><text:span text:style-name="Strong_20_Emphasis"><text:span text:style-name="T30"> </text:span></text:span><text:span text:style-name="Strong_20_Emphasis"><text:span text:style-name="T42">verschijnt, </text:span></text:span><text:span text:style-name="Strong_20_Emphasis"><text:span text:style-name="T32">kies</text:span></text:span><text:span text:style-name="Strong_20_Emphasis"><text:span text:style-name="T30"> </text:span></text:span><text:span text:style-name="Strong_20_Emphasis"><text:span text:style-name="T32">een draadloos netwerk, maak </text:span></text:span><text:span text:style-name="Strong_20_Emphasis"><text:span text:style-name="T19">verbinding, </text:span></text:span><text:span text:style-name="Strong_20_Emphasis"><text:span text:style-name="T33">en klik</text:span></text:span><text:span text:style-name="Strong_20_Emphasis"><text:span text:style-name="T19"> </text:span></text:span><text:span text:style-name="Strong_20_Emphasis"><text:span text:style-name="T25">op </text:span></text:span><text:span text:style-name="Strong_20_Emphasis"><text:span text:style-name="T156">Verder</text:span></text:span><text:span text:style-name="Strong_20_Emphasis"><text:span text:style-name="T19">.</text:span></text:span></text:p>
          </table:table-cell>
        </table:table-row>
        <table:table-row table:style-name="TableLine9434184063619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2" draw:name="Vorm15" draw:style-name="gr1" draw:text-style-name="P86" svg:width="0.35cm" svg:height="0.35cm" draw:control="control13"/></text:span></text:span></text:p>
          </table:table-cell>
          <table:table-cell table:style-name="_32_._5f_Installatie_5f_uitvoeren.A1" office:value-type="string">
            <text:p text:style-name="P37"><text:span text:style-name="Strong_20_Emphasis"><text:span text:style-name="T34">O</text:span></text:span><text:span text:style-name="Strong_20_Emphasis"><text:span text:style-name="T28">p het scherm </text:span></text:span><text:span text:style-name="Strong_20_Emphasis"><text:span text:style-name="T237">Bijgewerkte pakketten en andere programmatuur</text:span></text:span><text:span text:style-name="Strong_20_Emphasis"><text:span text:style-name="T231"> </text:span></text:span><text:span text:style-name="T19">klik op </text:span><text:span text:style-name="Strong_20_Emphasis"><text:span text:style-name="T155">Verder</text:span></text:span><text:span text:style-name="Strong_20_Emphasis"><text:span text:style-name="T19">.</text:span></text:span></text:p>
          </table:table-cell>
        </table:table-row>
        <table:table-row table:style-name="TableLine94341840636784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3" draw:name="Vorm16" draw:style-name="gr1" draw:text-style-name="P86" svg:width="0.35cm" svg:height="0.35cm" draw:control="control14"/></text:span></text:span></text:p>
          </table:table-cell>
          <table:table-cell table:style-name="_32_._5f_Installatie_5f_uitvoeren.A1" office:value-type="string">
            <text:p text:style-name="P38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2">Installatietype</text:span></text:span><text:span text:style-name="Strong_20_Emphasis"><text:span text:style-name="T136"> </text:span></text:span><text:span text:style-name="Strong_20_Emphasis"><text:span text:style-name="T147">selecteer</text:span></text:span><text:span text:style-name="Strong_20_Emphasis"><text:span text:style-name="T137"> </text:span></text:span><text:span text:style-name="Strong_20_Emphasis"><text:span text:style-name="T343">het gewenste </text:span></text:span><text:span text:style-name="Strong_20_Emphasis"><text:span text:style-name="T364">Installatie type</text:span></text:span><text:span text:style-name="Strong_20_Emphasis"><text:span text:style-name="T343">.</text:span></text:span></text:p>
            <text:p text:style-name="P38"><text:span text:style-name="Emphasis"><text:span text:style-name="T378">Aa</text:span></text:span><text:span text:style-name="Emphasis"><text:span text:style-name="T379">nbevolen</text:span></text:span><text:span text:style-name="Strong_20_Emphasis"><text:span text:style-name="T355"> wordt om </text:span></text:span><text:span text:style-name="Strong_20_Emphasis"><text:span text:style-name="T359">te klikken op </text:span></text:span><text:span text:style-name="Strong_20_Emphasis"><text:span text:style-name="T377">Geavanceerde functies</text:span></text:span><text:span text:style-name="Strong_20_Emphasis"><text:span text:style-name="T359">, en</text:span></text:span><text:span text:style-name="Strong_20_Emphasis"><text:span text:style-name="T355"> </text:span></text:span><text:span text:style-name="Strong_20_Emphasis"><text:span text:style-name="T359">selecteer <text:line-break/></text:span></text:span><text:span text:style-name="Strong_20_Emphasis"><text:span text:style-name="T375">LVM gebruiken bij de nieuwe installatie van Ubuntu</text:span></text:span><text:span text:style-name="Strong_20_Emphasis"><text:span text:style-name="T355">, </text:span></text:span><text:span text:style-name="Strong_20_Emphasis"><text:span text:style-name="T359">en vink aan <text:line-break/></text:span></text:span><text:span text:style-name="Strong_20_Emphasis"><text:span text:style-name="T375">De nieuwe installatie van Ubuntu versleutelen voor de </text:span></text:span><text:span text:style-name="Strong_20_Emphasis"><text:span text:style-name="T376">veiligheid</text:span></text:span><text:span text:style-name="Strong_20_Emphasis"><text:span text:style-name="T356">.</text:span></text:span></text:p>
            <text:p text:style-name="P39"><text:span text:style-name="Strong_20_Emphasis"><text:span text:style-name="T358">K</text:span></text:span><text:span text:style-name="Strong_20_Emphasis"><text:span text:style-name="T22">lik op </text:span></text:span><text:span text:style-name="Strong_20_Emphasis"><text:span text:style-name="T245">OK</text:span></text:span><text:span text:style-name="Strong_20_Emphasis"><text:span text:style-name="T60"> en vervolgens op</text:span></text:span><text:span text:style-name="Strong_20_Emphasis"><text:span text:style-name="T22"> </text:span></text:span><text:span text:style-name="Strong_20_Emphasis"><text:span text:style-name="T178">I</text:span></text:span><text:span text:style-name="Strong_20_Emphasis"><text:span text:style-name="T179">nstalle</text:span></text:span><text:span text:style-name="Strong_20_Emphasis"><text:span text:style-name="T178">e</text:span></text:span><text:span text:style-name="Strong_20_Emphasis"><text:span text:style-name="T179">r </text:span></text:span><text:span text:style-name="Strong_20_Emphasis"><text:span text:style-name="T178">nu</text:span></text:span><text:span text:style-name="Strong_20_Emphasis"><text:span text:style-name="T22">.</text:span></text:span></text:p>
          </table:table-cell>
        </table:table-row>
        <table:table-row table:style-name="TableLine9434184063737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4" draw:name="Vorm17" draw:style-name="gr1" draw:text-style-name="P86" svg:width="0.35cm" svg:height="0.35cm" draw:control="control15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46">Geef </text:span></text:span><text:span text:style-name="Strong_20_Emphasis"><text:span text:style-name="T48">indien gevraagd </text:span></text:span><text:span text:style-name="Strong_20_Emphasis"><text:span text:style-name="T46">de be</text:span></text:span><text:span text:style-name="Strong_20_Emphasis"><text:span text:style-name="T47">ve</text:span></text:span><text:span text:style-name="Strong_20_Emphasis"><text:span text:style-name="T46">iligingssleutel op, c</text:span></text:span><text:span text:style-name="Strong_20_Emphasis"><text:span text:style-name="T43">ontroleer de </text:span></text:span><text:span text:style-name="Strong_20_Emphasis"><text:span text:style-name="T45">voorgestelde </text:span></text:span><text:span text:style-name="Strong_20_Emphasis"><text:span text:style-name="T43">schijfindelin</text:span></text:span><text:span text:style-name="Strong_20_Emphasis"><text:span text:style-name="T44">g,</text:span></text:span><text:span text:style-name="Strong_20_Emphasis"><text:span text:style-name="T43"> </text:span></text:span><text:span text:style-name="Strong_20_Emphasis"><text:span text:style-name="T49">kies de gewenste schijf, </text:span></text:span><text:span text:style-name="Strong_20_Emphasis"><text:span text:style-name="T44">en </text:span></text:span><text:span text:style-name="Strong_20_Emphasis"><text:span text:style-name="T344">k</text:span></text:span><text:span text:style-name="Strong_20_Emphasis"><text:span text:style-name="T343">lik op </text:span></text:span><text:span text:style-name="Strong_20_Emphasis"><text:span text:style-name="T364">I</text:span></text:span><text:span text:style-name="Strong_20_Emphasis"><text:span text:style-name="T365">nstalle</text:span></text:span><text:span text:style-name="Strong_20_Emphasis"><text:span text:style-name="T364">e</text:span></text:span><text:span text:style-name="Strong_20_Emphasis"><text:span text:style-name="T365">r </text:span></text:span><text:span text:style-name="Strong_20_Emphasis"><text:span text:style-name="T364">nu</text:span></text:span><text:span text:style-name="Strong_20_Emphasis"><text:span text:style-name="T343">.</text:span></text:span></text:p>
          </table:table-cell>
        </table:table-row>
        <table:table-row table:style-name="TableLine94341840637968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5" draw:name="Vorm18" draw:style-name="gr1" draw:text-style-name="P86" svg:width="0.35cm" svg:height="0.35cm" draw:control="control16"/></text:span></text:span></text:p>
          </table:table-cell>
          <table:table-cell table:style-name="_32_._5f_Installatie_5f_uitvoeren.A1" office:value-type="string">
            <text:p text:style-name="P39"><text:span text:style-name="Strong_20_Emphasis"><text:span text:style-name="T34">O</text:span></text:span><text:span text:style-name="Strong_20_Emphasis"><text:span text:style-name="T29">p het scherm </text:span></text:span><text:span text:style-name="Strong_20_Emphasis"><text:span text:style-name="T232">Wilt u deze aanpassingen wegschrijven naar de schijven? </text:span></text:span><text:span text:style-name="Strong_20_Emphasis"><text:span text:style-name="T35">controleer de </text:span></text:span><text:span text:style-name="Strong_20_Emphasis"><text:span text:style-name="T50">partities</text:span></text:span><text:span text:style-name="Strong_20_Emphasis"><text:span text:style-name="T35"> </text:span></text:span><text:span text:style-name="Strong_20_Emphasis"><text:span text:style-name="T51">die </text:span></text:span><text:span text:style-name="Strong_20_Emphasis"><text:span text:style-name="T52">geformatteerd</text:span></text:span><text:span text:style-name="Strong_20_Emphasis"><text:span text:style-name="T51"> worden </text:span></text:span><text:span text:style-name="Strong_20_Emphasis"><text:span text:style-name="T35">en </text:span></text:span><text:span text:style-name="Strong_20_Emphasis"><text:span text:style-name="T34">klik </text:span></text:span><text:span text:style-name="Strong_20_Emphasis"><text:span text:style-name="T22">op </text:span></text:span><text:span text:style-name="Strong_20_Emphasis"><text:span text:style-name="T157">Verder</text:span></text:span><text:span text:style-name="Strong_20_Emphasis"><text:span text:style-name="T22">.</text:span></text:span></text:p>
          </table:table-cell>
        </table:table-row>
        <table:table-row table:style-name="TableLine9434184063856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6" draw:name="Vorm19" draw:style-name="gr1" draw:text-style-name="P86" svg:width="0.35cm" svg:height="0.35cm" draw:control="control17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1">O</text:span></text:span><text:span text:style-name="Strong_20_Emphasis"><text:span text:style-name="T346">p </text:span></text:span><text:span text:style-name="Strong_20_Emphasis"><text:span text:style-name="T347">het </text:span></text:span><text:span text:style-name="Strong_20_Emphasis"><text:span text:style-name="T348">scherm </text:span></text:span><text:span text:style-name="Strong_20_Emphasis"><text:span text:style-name="T373">Waar bevindt u zich?</text:span></text:span><text:span text:style-name="Strong_20_Emphasis"><text:span text:style-name="T348"> </text:span></text:span><text:span text:style-name="Strong_20_Emphasis"><text:span text:style-name="T353">controleer </text:span></text:span><text:span text:style-name="Strong_20_Emphasis"><text:span text:style-name="T354">de </text:span></text:span><text:span text:style-name="Strong_20_Emphasis"><text:span text:style-name="T353">locatie en </text:span></text:span><text:span text:style-name="Strong_20_Emphasis"><text:span text:style-name="T351">klik </text:span></text:span><text:span text:style-name="Strong_20_Emphasis"><text:span text:style-name="T348">op </text:span></text:span><text:span text:style-name="Strong_20_Emphasis"><text:span text:style-name="T366">Verder</text:span></text:span><text:span text:style-name="Strong_20_Emphasis"><text:span text:style-name="T348">.</text:span></text:span></text:p>
          </table:table-cell>
        </table:table-row>
        <table:table-row table:style-name="TableLine94341840639152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7" draw:name="Vorm20" draw:style-name="gr1" draw:text-style-name="P86" svg:width="0.35cm" svg:height="0.35cm" draw:control="control18"/></text:span></text:span></text:p>
          </table:table-cell>
          <table:table-cell table:style-name="_32_._5f_Installatie_5f_uitvoeren.A1" office:value-type="string">
            <text:p text:style-name="P12"><text:span text:style-name="T371">Op </text:span><text:span text:style-name="T368">het </text:span><text:span text:style-name="T366">scherm </text:span><text:span text:style-name="Strong_20_Emphasis"><text:span text:style-name="T373">Wie bent u?</text:span></text:span><text:span text:style-name="T366"> </text:span><text:span text:style-name="T371">vul </text:span><text:span text:style-name="T369">in </text:span><text:span text:style-name="Strong_20_Emphasis"><text:span text:style-name="T372">Uw n</text:span></text:span><text:span text:style-name="Strong_20_Emphasis"><text:span text:style-name="T367">aam</text:span></text:span><text:span text:style-name="Strong_20_Emphasis"><text:span text:style-name="T345"> </text:span></text:span><text:span text:style-name="Definition"><text:span text:style-name="T423">gebruiker</text:span></text:span><text:span text:style-name="Strong_20_Emphasis"><text:span text:style-name="T349">, <text:line-break/></text:span></text:span><text:span text:style-name="Strong_20_Emphasis"><text:span text:style-name="T367">Naam </text:span></text:span><text:span text:style-name="Strong_20_Emphasis"><text:span text:style-name="T372">van uw </text:span></text:span><text:span text:style-name="Strong_20_Emphasis"><text:span text:style-name="T370">computer</text:span></text:span><text:span text:style-name="Definition"><text:span text:style-name="T4"> </text:span></text:span><text:span text:style-name="Definition"><text:span text:style-name="T423">computernaam</text:span></text:span><text:span text:style-name="Strong_20_Emphasis"><text:span text:style-name="T345">,<text:line-break/></text:span></text:span><text:span text:style-name="Strong_20_Emphasis"><text:span text:style-name="T372">Kies een g</text:span></text:span><text:span text:style-name="Strong_20_Emphasis"><text:span text:style-name="T370">ebruikersnaam</text:span></text:span><text:span text:style-name="Strong_20_Emphasis"><text:span text:style-name="T345"> </text:span></text:span><text:span text:style-name="Definition"><text:span text:style-name="T423">gebruikersnaam</text:span></text:span><text:span text:style-name="Strong_20_Emphasis"><text:span text:style-name="T345">,<text:line-break/></text:span></text:span><text:span text:style-name="Strong_20_Emphasis"><text:span text:style-name="T357">g</text:span></text:span><text:span text:style-name="Strong_20_Emphasis"><text:span text:style-name="T342">eef tweemaal een </text:span></text:span><text:span text:style-name="Strong_20_Emphasis"><text:span text:style-name="T363">wachtwoord</text:span></text:span><text:span text:style-name="Strong_20_Emphasis"><text:span text:style-name="T342">,</text:span></text:span><text:span text:style-name="Strong_20_Emphasis"><text:span text:style-name="T361"> </text:span></text:span><text:span text:style-name="Strong_20_Emphasis"><text:span text:style-name="T362">en</text:span></text:span><text:span text:style-name="Strong_20_Emphasis"><text:span text:style-name="T361"> </text:span></text:span><text:span text:style-name="Strong_20_Emphasis"><text:span text:style-name="T360">k</text:span></text:span><text:span text:style-name="Strong_20_Emphasis"><text:span text:style-name="T342">lik op </text:span></text:span><text:span text:style-name="Strong_20_Emphasis"><text:span text:style-name="T363">Verder</text:span></text:span><text:span text:style-name="Strong_20_Emphasis"><text:span text:style-name="T342">.</text:span></text:span></text:p>
          </table:table-cell>
        </table:table-row>
        <table:table-row table:style-name="TableLine94341840639744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41840640336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8" draw:name="Vorm21" draw:style-name="gr1" draw:text-style-name="P86" svg:width="0.35cm" svg:height="0.35cm" draw:control="control19"/></text:span></text:span></text:p>
          </table:table-cell>
          <table:table-cell table:style-name="_32_._5f_Installatie_5f_uitvoeren.A1" office:value-type="string">
            <text:p text:style-name="P12"><text:span text:style-name="Strong_20_Emphasis"><text:span text:style-name="T352">O</text:span></text:span><text:span text:style-name="Strong_20_Emphasis"><text:span text:style-name="T350">p het scherm </text:span></text:span><text:span text:style-name="Strong_20_Emphasis"><text:span text:style-name="T374">Installatie voltooid</text:span></text:span><text:span text:style-name="Strong_20_Emphasis"><text:span text:style-name="T350"> </text:span></text:span><text:span text:style-name="Strong_20_Emphasis"><text:span text:style-name="T352">klik </text:span></text:span><text:span text:style-name="Strong_20_Emphasis"><text:span text:style-name="T342">op </text:span></text:span><text:span text:style-name="Strong_20_Emphasis"><text:span text:style-name="T363">Nu herstarten</text:span></text:span><text:span text:style-name="Strong_20_Emphasis"><text:span text:style-name="T342">.</text:span></text:span></text:p>
          </table:table-cell>
        </table:table-row>
        <table:table-row table:style-name="TableLine94341840640928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12"/>
          </table:table-cell>
        </table:table-row>
        <table:table-row table:style-name="TableLine94341840641520">
          <table:table-cell table:style-name="_32_._5f_Installatie_5f_uitvoer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19" draw:name="Vorm22" draw:style-name="gr1" draw:text-style-name="P86" svg:width="0.35cm" svg:height="0.35cm" draw:control="control20"/></text:span></text:span></text:p>
          </table:table-cell>
          <table:table-cell table:style-name="_32_._5f_Installatie_5f_uitvoeren.A1" office:value-type="string">
            <text:p text:style-name="P20"><text:span text:style-name="Strong_20_Emphasis"><text:span text:style-name="T149">Verwijder </text:span></text:span><text:span text:style-name="Strong_20_Emphasis"><text:span text:style-name="T150">het </text:span></text:span><text:span text:style-name="Strong_20_Emphasis"><text:span text:style-name="T149">installatiemedium (</text:span></text:span><text:span text:style-name="Strong_20_Emphasis"><text:span text:style-name="T151">USB-stick of </text:span></text:span><text:span text:style-name="Strong_20_Emphasis"><text:span text:style-name="T130">C</text:span></text:span><text:span text:style-name="Strong_20_Emphasis"><text:span text:style-name="T151">D</text:span></text:span><text:span text:style-name="Strong_20_Emphasis"><text:span text:style-name="T283"><text:note-ref text:note-class="footnote" text:reference-format="text" text:ref-name="ftn5">3</text:note-ref></text:span></text:span><text:span text:style-name="Strong_20_Emphasis"><text:span text:style-name="T149">) </text:span></text:span><text:span text:style-name="Strong_20_Emphasis"><text:span text:style-name="T152">en</text:span></text:span><text:span text:style-name="Strong_20_Emphasis"><text:span text:style-name="T149"> </text:span></text:span><text:span text:style-name="Strong_20_Emphasis"><text:span text:style-name="T135">druk </text:span></text:span><text:span text:style-name="Strong_20_Emphasis"><text:span text:style-name="T153">op</text:span></text:span><text:span text:style-name="Strong_20_Emphasis"><text:span text:style-name="T135"> </text:span></text:span><text:span text:style-name="Strong_20_Emphasis"><text:span text:style-name="T128">de </text:span></text:span><text:span text:style-name="Strong_20_Emphasis"><text:span text:style-name="T217">Enter</text:span></text:span><text:span text:style-name="Strong_20_Emphasis"><text:span text:style-name="T128">-toets</text:span></text:span><text:span text:style-name="Strong_20_Emphasis"><text:span text:style-name="T154">.</text:span></text:span></text:p>
          </table:table-cell>
        </table:table-row>
      </table:table>
      <text:p text:style-name="P36"><text:span text:style-name="Strong_20_Emphasis"><text:span text:style-name="T135"/></text:span></text:p>
      <text:list xml:id="list91945349150246" text:continue-numbering="true" text:style-name="L1">
        <text:list-item>
          <text:p text:style-name="P82"><text:span text:style-name="Strong_20_Emphasis"><text:span text:style-name="T246">Installatie </text:span></text:span><text:span text:style-name="Strong_20_Emphasis"><text:span text:style-name="T247">afronden</text:span></text:span></text:p>
        </text:list-item>
      </text:list>
      <text:p text:style-name="P40"><text:span text:style-name="Strong_20_Emphasis"><text:span text:style-name="T21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34184058574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0" draw:name="Vorm23" draw:style-name="gr1" draw:text-style-name="P86" svg:width="0.35cm" svg:height="0.35cm" draw:control="control21"/></text:span></text:span></text:p>
          </table:table-cell>
          <table:table-cell table:style-name="_33_._5f_Installatie_5f_afronden.A1" office:value-type="string">
            <text:p text:style-name="P43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8">De nieuwe installatie van Ubuntu versleutelen voor de </text:span></text:span><text:span text:style-name="Strong_20_Emphasis"><text:span text:style-name="T243">veiligheid</text:span></text:span><text:span text:style-name="Strong_20_Emphasis"><text:span text:style-name="T26"> </text:span></text:span><text:span text:style-name="Strong_20_Emphasis"><text:span text:style-name="T275">is aangegeven tijdens de installatie,</text:span></text:span><text:span text:style-name="Strong_20_Emphasis"><text:span text:style-name="T24"> </text:span></text:span><text:span text:style-name="Strong_20_Emphasis"><text:span text:style-name="T41">typ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41"> </text:span></text:span><text:span text:style-name="Strong_20_Emphasis"><text:span text:style-name="T69">en druk op de <text:line-break/></text:span></text:span><text:span text:style-name="Strong_20_Emphasis"><text:span text:style-name="T207">Enter</text:span></text:span><text:span text:style-name="Strong_20_Emphasis"><text:span text:style-name="T69">-toets.</text:span></text:span></text:p>
          </table:table-cell>
        </table:table-row>
        <table:table-row table:style-name="TableLine943418405894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34184059100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1" draw:name="Vorm24" draw:style-name="gr1" draw:text-style-name="P86" svg:width="0.35cm" svg:height="0.35cm" draw:control="control22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21">Aanmelden als </text:span></text:span><text:span text:style-name="Definition"><text:span text:style-name="T11">gebruiker</text:span></text:span><text:span text:style-name="Strong_20_Emphasis"><text:span text:style-name="T21">.</text:span></text:span></text:p>
          </table:table-cell>
        </table:table-row>
        <table:table-row table:style-name="TableLine9434184059017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><text:span text:style-name="Strong_20_Emphasis"><text:span text:style-name="T146"/></text:span></text:p>
          </table:table-cell>
        </table:table-row>
        <table:table-row table:style-name="TableLine9434188519008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2" draw:name="Vorm25" draw:style-name="gr1" draw:text-style-name="P86" svg:width="0.35cm" svg:height="0.35cm" draw:control="control23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</text:span></text:span><text:span text:style-name="Strong_20_Emphasis"><text:span text:style-name="T71">de volgende schermen volg de aanwijzingen en klik op</text:span></text:span><text:span text:style-name="Strong_20_Emphasis"><text:span text:style-name="T146"> </text:span></text:span><text:span text:style-name="Strong_20_Emphasis"><text:span text:style-name="T239">Volgende</text:span></text:span><text:span text:style-name="Strong_20_Emphasis"><text:span text:style-name="T146">.</text:span></text:span></text:p>
          </table:table-cell>
        </table:table-row>
        <table:table-row table:style-name="TableLine9434188519067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3" draw:name="Vorm26" draw:style-name="gr1" draw:text-style-name="P86" svg:width="0.35cm" svg:height="0.35cm" draw:control="control24"/></text:span></text:span></text:p>
          </table:table-cell>
          <table:table-cell table:style-name="_33_._5f_Installatie_5f_afronden.A1" office:value-type="string">
            <text:p text:style-name="P55"><text:span text:style-name="Strong_20_Emphasis"><text:span text:style-name="T34">O</text:span></text:span><text:span text:style-name="Strong_20_Emphasis"><text:span text:style-name="T29">p het </text:span></text:span><text:span text:style-name="Strong_20_Emphasis"><text:span text:style-name="T71">laatste </text:span></text:span><text:span text:style-name="Strong_20_Emphasis"><text:span text:style-name="T29">scherm </text:span></text:span><text:span text:style-name="Strong_20_Emphasis"><text:span text:style-name="T240">Klaar om te beginnen </text:span></text:span><text:span text:style-name="Strong_20_Emphasis"><text:span text:style-name="T146">klik op </text:span></text:span><text:span text:style-name="Strong_20_Emphasis"><text:span text:style-name="T239">Vol</text:span></text:span><text:span text:style-name="Strong_20_Emphasis"><text:span text:style-name="T244">tooid</text:span></text:span><text:span text:style-name="Strong_20_Emphasis"><text:span text:style-name="T146">.</text:span></text:span></text:p>
          </table:table-cell>
        </table:table-row>
        <table:table-row table:style-name="TableLine94341885191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341885191856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4" draw:name="Vorm27" draw:style-name="gr1" draw:text-style-name="P86" svg:width="0.35cm" svg:height="0.35cm" draw:control="control25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23">Voeg </text:span></text:span><text:span text:style-name="Strong_20_Emphasis"><text:span text:style-name="T63">eventuele </text:span></text:span><text:span text:style-name="Strong_20_Emphasis"><text:span text:style-name="T62">extra </text:span></text:span><text:span text:style-name="Strong_20_Emphasis"><text:span text:style-name="T134">gebruikers </text:span></text:span><text:span text:style-name="Strong_20_Emphasis"><text:span text:style-name="T138">toe </text:span></text:span><text:span text:style-name="Strong_20_Emphasis"><text:span text:style-name="T86">via </text:span></text:span><text:span text:style-name="Strong_20_Emphasis"><text:span text:style-name="T74">een </text:span></text:span><text:span text:style-name="Strong_20_Emphasis"><text:span text:style-name="T85">druk op de </text:span></text:span><text:span text:style-name="Strong_20_Emphasis"><text:span text:style-name="T221">Super</text:span></text:span><text:span text:style-name="Strong_20_Emphasis"><text:span text:style-name="T85">-toets</text:span></text:span><text:span text:style-name="Strong_20_Emphasis"><text:span text:style-name="T85"><text:note text:id="ftn6" text:note-class="footnote"><text:note-citation>1</text:note-citation><text:note-body><text:p text:style-name="P75"><text:span text:style-name="T329">De </text:span><text:span text:style-name="T338">Super</text:span><text:span text:style-name="T329">-toets is de Windows</text:span><text:span text:style-name="T330">-</text:span><text:span text:style-name="T331">toets</text:span><text:span text:style-name="T329">, </text:span><text:span text:style-name="T330">C</text:span><text:span text:style-name="T329">ommand-</text:span><text:span text:style-name="T331">toets</text:span><text:span text:style-name="T329">, of </text:span><text:span text:style-name="T330">V</text:span><text:span text:style-name="T329">ergrootglas-toets.</text:span></text:p></text:note-body></text:note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66">geb</text:span></text:span><text:span text:style-name="Strong_20_Emphasis"><text:span text:style-name="T167">r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</text:span></text:span><text:span text:style-name="Strong_20_Emphasis"><text:span text:style-name="T97">bij </text:span></text:span><text:span text:style-name="Strong_20_Emphasis"><text:span text:style-name="T273">Instellingen </text:span></text:span><text:span text:style-name="Strong_20_Emphasis"><text:span text:style-name="T112">rechts o</text:span></text:span><text:span text:style-name="Strong_20_Emphasis"><text:span text:style-name="T86">p </text:span></text:span><text:span text:style-name="Strong_20_Emphasis"><text:span text:style-name="T274">Gebruikers</text:span></text:span><text:span text:style-name="Strong_20_Emphasis"><text:span text:style-name="T110">.</text:span></text:span></text:p>
          </table:table-cell>
        </table:table-row>
        <table:table-row table:style-name="TableLine94341885192448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5" draw:name="Vorm28" draw:style-name="gr1" draw:text-style-name="P86" svg:width="0.35cm" svg:height="0.35cm" draw:control="control26"/></text:span></text:span></text:p>
          </table:table-cell>
          <table:table-cell table:style-name="_33_._5f_Installatie_5f_afronden.A1" office:value-type="string">
            <text:p text:style-name="P44"><text:span text:style-name="Strong_20_Emphasis"><text:span text:style-name="T125">Klik links</text:span></text:span><text:span text:style-name="Strong_20_Emphasis"><text:span text:style-name="T148"> </text:span></text:span><text:span text:style-name="Strong_20_Emphasis"><text:span text:style-name="T123">op </text:span></text:span><text:span text:style-name="Strong_20_Emphasis"><text:span text:style-name="T173">Ontgrendelen</text:span></text:span><text:span text:style-name="Strong_20_Emphasis"><text:span text:style-name="T123"> </text:span></text:span><text:span text:style-name="Strong_20_Emphasis"><text:span text:style-name="T122">en daarna op </text:span></text:span><text:span text:style-name="Strong_20_Emphasis"><text:span text:style-name="T266">Gebruik</text:span></text:span><text:span text:style-name="Strong_20_Emphasis"><text:span text:style-name="T267">er</text:span></text:span><text:span text:style-name="Strong_20_Emphasis"><text:span text:style-name="T266"> toevoegen</text:span></text:span><text:span text:style-name="Strong_20_Emphasis"><text:span text:style-name="T122">.</text:span></text:span></text:p>
          </table:table-cell>
        </table:table-row>
        <table:table-row table:style-name="TableLine94341885193040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34188519363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6" draw:name="Vorm29" draw:style-name="gr1" draw:text-style-name="P86" svg:width="0.35cm" svg:height="0.35cm" draw:control="control27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54">Controleer </text:span></text:span><text:span text:style-name="Strong_20_Emphasis"><text:span text:style-name="T55">of er updates zijn </text:span></text:span><text:span text:style-name="Strong_20_Emphasis"><text:span text:style-name="T56">via </text:span></text:span><text:span text:style-name="Strong_20_Emphasis"><text:span text:style-name="T74">een </text:span></text:span><text:span text:style-name="Strong_20_Emphasis"><text:span text:style-name="T104">druk</text:span></text:span><text:span text:style-name="Strong_20_Emphasis"><text:span text:style-name="T74"> op</text:span></text:span><text:span text:style-name="Strong_20_Emphasis"><text:span text:style-name="T88"> de </text:span></text:span><text:span text:style-name="Strong_20_Emphasis"><text:span text:style-name="T221">Super</text:span></text:span><text:span text:style-name="Strong_20_Emphasis"><text:span text:style-name="T88">-toets</text:span></text:span><text:span text:style-name="Strong_20_Emphasis"><text:span text:style-name="T282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8">upd</text:span></text:span><text:span text:style-name="Strong_20_Emphasis"><text:span text:style-name="T170">a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57">Updatebeheer</text:span></text:span><text:span text:style-name="Strong_20_Emphasis"><text:span text:style-name="T88">.</text:span></text:span></text:p>
          </table:table-cell>
        </table:table-row>
        <table:table-row table:style-name="TableLine9434188519422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7" draw:name="Vorm30" draw:style-name="gr1" draw:text-style-name="P86" svg:width="0.35cm" svg:height="0.35cm" draw:control="control28"/></text:span></text:span></text:p>
          </table:table-cell>
          <table:table-cell table:style-name="_33_._5f_Installatie_5f_afronden.A1" office:value-type="string">
            <text:p text:style-name="P44"><text:span text:style-name="T322">Als</text:span><text:span text:style-name="T318"> </text:span><text:span text:style-name="T319">er </text:span><text:span text:style-name="T318">updates beschikbaar zijn, k</text:span><text:span text:style-name="T320">lik op </text:span><text:span text:style-name="Strong_20_Emphasis"><text:span text:style-name="T326">Nu installeren</text:span></text:span><text:span text:style-name="T320">.</text:span></text:p>
          </table:table-cell>
        </table:table-row>
        <table:table-row table:style-name="TableLine9434188522192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8" draw:name="Vorm31" draw:style-name="gr1" draw:text-style-name="P86" svg:width="0.35cm" svg:height="0.35cm" draw:control="control29"/></text:span></text:span></text:p>
          </table:table-cell>
          <table:table-cell table:style-name="_33_._5f_Installatie_5f_afronden.A1" office:value-type="string">
            <text:p text:style-name="P44"><text:span text:style-name="T321">A</text:span>ls <text:span text:style-name="Strong_20_Emphasis"><text:span text:style-name="T317">Updatebeheer </text:span></text:span>hierom vraagt, <text:span text:style-name="T433">h</text:span>erstart <text:span text:style-name="T434">de</text:span> computer <text:span text:style-name="T435">en daarna weer aanmelden als </text:span><text:span text:style-name="Definition"><text:span text:style-name="T8">gebruiker</text:span></text:span>.</text:p>
          </table:table-cell>
        </table:table-row>
        <table:table-row table:style-name="TableLine94341885222512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341885223104">
          <table:table-cell table:style-name="_33_._5f_Installatie_5f_afronden.A1" office:value-type="string">
            <text:p text:style-name="P50"><text:span text:style-name="Strong_20_Emphasis"><text:span text:style-name="T100"><text:s/></text:span></text:span><text:span text:style-name="Strong_20_Emphasis"><text:span text:style-name="T132"><draw:control text:anchor-type="as-char" draw:z-index="50" draw:name="Vorm4_1" draw:style-name="gr1" draw:text-style-name="P86" svg:width="0.35cm" svg:height="0.35cm" draw:control="control51"/></text:span></text:span></text:p>
          </table:table-cell>
          <table:table-cell table:style-name="_33_._5f_Installatie_5f_afronden.A1" office:value-type="string">
            <text:p text:style-name="P59"><text:span text:style-name="Strong_20_Emphasis"><text:span text:style-name="T100">Installeer </text:span></text:span><text:span text:style-name="Strong_20_Emphasis"><text:span text:style-name="T119">pakket kz</text:span></text:span><text:span text:style-name="Strong_20_Emphasis"><text:span text:style-name="T100"> </text:span></text:span><text:span text:style-name="Strong_20_Emphasis"><text:span text:style-name="T86">via </text:span></text:span><text:span text:style-name="Strong_20_Emphasis"><text:span text:style-name="T113">het </text:span></text:span><text:span text:style-name="Strong_20_Emphasis"><text:span text:style-name="T114">s</text:span></text:span><text:span text:style-name="Strong_20_Emphasis"><text:span text:style-name="T86">tart</text:span></text:span><text:span text:style-name="Strong_20_Emphasis"><text:span text:style-name="T113">en van</text:span></text:span><text:span text:style-name="Strong_20_Emphasis"><text:span text:style-name="T115"> </text:span></text:span><text:span text:style-name="Strong_20_Emphasis"><text:span text:style-name="T169">Terminalvenster</text:span></text:span><text:span text:style-name="Strong_20_Emphasis"><text:span text:style-name="T86"> met toetscombinatie <text:line-break/></text:span></text:span><text:span text:style-name="Strong_20_Emphasis"><text:span text:style-name="T223">Ctrl</text:span></text:span><text:span text:style-name="Strong_20_Emphasis"><text:span text:style-name="T222"> </text:span></text:span><text:span text:style-name="Strong_20_Emphasis"><text:span text:style-name="T223">Alt</text:span></text:span><text:span text:style-name="Strong_20_Emphasis"><text:span text:style-name="T222"> </text:span></text:span><text:span text:style-name="Strong_20_Emphasis"><text:span text:style-name="T223">T</text:span></text:span><text:span text:style-name="Strong_20_Emphasis"><text:span text:style-name="T113">. </text:span></text:span></text:p>
          </table:table-cell>
        </table:table-row>
        <table:table-row table:style-name="TableLine94341885223696">
          <table:table-cell table:style-name="_33_._5f_Installatie_5f_afronden.A1" office:value-type="string">
            <text:p text:style-name="P60"><text:span text:style-name="Strong_20_Emphasis"><text:span text:style-name="T100"><text:s/></text:span></text:span><text:span text:style-name="Strong_20_Emphasis"><text:span text:style-name="T132"><draw:control text:anchor-type="as-char" draw:z-index="52" draw:name="Vorm4_0" draw:style-name="gr1" draw:text-style-name="P86" svg:width="0.35cm" svg:height="0.35cm" draw:control="control53"/></text:span></text:span></text:p>
          </table:table-cell>
          <table:table-cell table:style-name="_33_._5f_Installatie_5f_afronden.A1" office:value-type="string">
            <text:p text:style-name="P65"><text:span text:style-name="T454">Typ</text:span><text:span text:style-name="Strong_20_Emphasis"><text:span text:style-name="T116">, of </text:span></text:span><text:span text:style-name="Strong_20_Emphasis"><text:span text:style-name="T113">kopieer en plak, de</text:span></text:span><text:span text:style-name="Strong_20_Emphasis"><text:span text:style-name="T118">z</text:span></text:span><text:span text:style-name="Strong_20_Emphasis"><text:span text:style-name="T113">e opdrachten, ieder gevolgd door de </text:span></text:span><text:span text:style-name="Strong_20_Emphasis"><text:span text:style-name="T223">Enter</text:span></text:span><text:span text:style-name="Strong_20_Emphasis"><text:span text:style-name="T86">-toets:<text:line-break/></text:span></text:span><text:span text:style-name="User_20_Entry"><text:span text:style-name="T284">wget karelzimmer.nl/</text:span></text:span><text:span text:style-name="User_20_Entry"><text:span text:style-name="T287">kz</text:span></text:span><text:span text:style-name="User_20_Entry"><text:span text:style-name="T284"><text:line-break/>bash </text:span></text:span><text:span text:style-name="User_20_Entry"><text:span text:style-name="T287">kz</text:span></text:span></text:p>
            <text:p text:style-name="P66"><text:span text:style-name="User_20_Entry"><text:span text:style-name="T286">exit</text:span></text:span></text:p>
          </table:table-cell>
        </table:table-row>
        <table:table-row table:style-name="TableLine94341885224288">
          <table:table-cell table:style-name="_33_._5f_Installatie_5f_afronden.A1" office:value-type="string">
            <text:p text:style-name="P45"/>
          </table:table-cell>
          <table:table-cell table:style-name="_33_._5f_Installatie_5f_afronden.A1" office:value-type="string">
            <text:p text:style-name="P44"/>
          </table:table-cell>
        </table:table-row>
        <table:table-row table:style-name="TableLine94341885224880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29" draw:name="Vorm37" draw:style-name="gr1" draw:text-style-name="P86" svg:width="0.35cm" svg:height="0.35cm" draw:control="control30"/></text:span></text:span></text:p>
          </table:table-cell>
          <table:table-cell table:style-name="_33_._5f_Installatie_5f_afronden.A1" office:value-type="string">
            <text:p text:style-name="P53"><text:span text:style-name="Strong_20_Emphasis"><text:span text:style-name="T93">Rond de</text:span></text:span><text:span text:style-name="Strong_20_Emphasis"><text:span text:style-name="T91"> installatie </text:span></text:span><text:span text:style-name="Strong_20_Emphasis"><text:span text:style-name="T93">af </text:span></text:span><text:span text:style-name="Strong_20_Emphasis"><text:span text:style-name="T86">via </text:span></text:span><text:span text:style-name="Strong_20_Emphasis"><text:span text:style-name="T102">een</text:span></text:span><text:span text:style-name="Strong_20_Emphasis"><text:span text:style-name="T101"> druk</text:span></text:span><text:span text:style-name="Strong_20_Emphasis"><text:span text:style-name="T102"> op</text:span></text:span><text:span text:style-name="Strong_20_Emphasis"><text:span text:style-name="T88"> de </text:span></text:span><text:span text:style-name="Strong_20_Emphasis"><text:span text:style-name="T221">Super</text:span></text:span><text:span text:style-name="Strong_20_Emphasis"><text:span text:style-name="T88">-toets</text:span></text:span><text:span text:style-name="Strong_20_Emphasis"><text:span text:style-name="T282"><text:note-ref text:note-class="footnote" text:reference-format="text" text:ref-name="ftn6">1</text:note-ref></text:span></text:span><text:span text:style-name="Strong_20_Emphasis"><text:span text:style-name="T74">, </text:span></text:span><text:span text:style-name="Strong_20_Emphasis"><text:span text:style-name="T108">t</text:span></text:span><text:span text:style-name="Strong_20_Emphasis"><text:span text:style-name="T89">yp </text:span></text:span><text:span text:style-name="Strong_20_Emphasis"><text:span text:style-name="T159">men</text:span></text:span><text:span text:style-name="Strong_20_Emphasis"><text:span text:style-name="T164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1">Installatiem</text:span></text:span><text:span text:style-name="Strong_20_Emphasis"><text:span text:style-name="T260">enu</text:span></text:span><text:span text:style-name="Strong_20_Emphasis"><text:span text:style-name="T85">.</text:span></text:span></text:p>
          </table:table-cell>
        </table:table-row>
        <table:table-row table:style-name="TableLine94341885225472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0" draw:name="Vorm38" draw:style-name="gr1" draw:text-style-name="P86" svg:width="0.35cm" svg:height="0.35cm" draw:control="control31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82">K</text:span></text:span><text:span text:style-name="Strong_20_Emphasis"><text:span text:style-name="T77">ie</text:span></text:span><text:span text:style-name="Strong_20_Emphasis"><text:span text:style-name="T76">s </text:span></text:span><text:span text:style-name="Strong_20_Emphasis"><text:span text:style-name="T259">3 -</text:span></text:span><text:span text:style-name="Strong_20_Emphasis"><text:span text:style-name="T230"> </text:span></text:span><text:span text:style-name="Strong_20_Emphasis"><text:span text:style-name="T254">Installatie</text:span></text:span><text:span text:style-name="Strong_20_Emphasis"><text:span text:style-name="T255"> </text:span></text:span><text:span text:style-name="Strong_20_Emphasis"><text:span text:style-name="T256">afronden</text:span>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341885226064">
          <table:table-cell table:style-name="_33_._5f_Installatie_5f_afronden.A1" office:value-type="string">
            <text:p text:style-name="P51"><text:span text:style-name="Strong_20_Emphasis"><text:span text:style-name="T100"><text:s/></text:span></text:span><text:span text:style-name="Strong_20_Emphasis"><text:span text:style-name="T132"><draw:control text:anchor-type="as-char" draw:z-index="31" draw:name="Vorm39" draw:style-name="gr1" draw:text-style-name="P86" svg:width="0.35cm" svg:height="0.35cm" draw:control="control32"/></text:span></text:span></text:p>
          </table:table-cell>
          <table:table-cell table:style-name="_33_._5f_Installatie_5f_afronden.A1" office:value-type="string">
            <text:p text:style-name="P47"><text:span text:style-name="Strong_20_Emphasis"><text:span text:style-name="T72">Volg de aanwijzingen op het scherm.</text:span></text:span></text:p>
          </table:table-cell>
        </table:table-row>
        <table:table-row table:style-name="TableLine94341885226656">
          <table:table-cell table:style-name="_33_._5f_Installatie_5f_afronden.A1" office:value-type="string">
            <text:p text:style-name="P51"/>
          </table:table-cell>
          <table:table-cell table:style-name="_33_._5f_Installatie_5f_afronden.A1" office:value-type="string">
            <text:p text:style-name="P47"/>
          </table:table-cell>
        </table:table-row>
        <table:table-row table:style-name="TableLine94341885227248">
          <table:table-cell table:style-name="_33_._5f_Installatie_5f_afronden.A1" office:value-type="string">
            <text:p text:style-name="P67"><text:span text:style-name="Strong_20_Emphasis"><text:span text:style-name="T100"><text:s/></text:span></text:span><text:span text:style-name="Strong_20_Emphasis"><text:span text:style-name="T132"><draw:control text:anchor-type="as-char" draw:z-index="53" draw:name="Vorm39_0" draw:style-name="gr1" draw:text-style-name="P86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69"><text:span text:style-name="T457">De installatie kan nagelopen worden aan de hand van bestanden</text:span><text:span text:style-name="T455"><text:note text:id="ftn7" text:note-class="footnote"><text:note-citation>2</text:note-citation><text:note-body><text:p text:style-name="P78"><text:span text:style-name="T457">Bestand </text:span><text:span text:style-name="T426">kz_install</text:span><text:span text:style-name="T337">_</text:span><text:span text:style-name="T336">applist</text:span><text:span text:style-name="T426"> in /usr/local/etc </text:span><text:span text:style-name="T427">bevat eerder geïnstalleerde apps</text:span><text:span text:style-name="T428">.</text:span></text:p></text:note-body></text:note></text:span><text:span text:style-name="T457"> aangemaakt in hoofdstuk 1 met keuze 1 - Installatie voorbereiden.</text:span></text:p>
          </table:table-cell>
        </table:table-row>
      </table:table>
      <text:p text:style-name="P40"><text:span text:style-name="Strong_20_Emphasis"><text:span text:style-name="T21"><text:tab/></text:span></text:span></text:p>
      <text:p text:style-name="P41"><text:span text:style-name="Strong_20_Emphasis"><text:span text:style-name="T99"/></text:span></text:p>
      <text:p text:style-name="P42"><text:span text:style-name="Strong_20_Emphasis"><text:span text:style-name="T72"/></text:span></text:p>
      <text:list xml:id="list91944065584952" text:continue-numbering="true" text:style-name="L1">
        <text:list-item>
          <text:p text:style-name="P83"><text:span text:style-name="Strong_20_Emphasis">Gebruiker inrichten</text:span></text:p>
        </text:list-item>
      </text:list>
      <text:p text:style-name="P16"/>
      <table:table table:name="Tabel2" table:style-name="Tabel2">
        <table:table-column table:style-name="Tabel2.A"/>
        <table:table-column table:style-name="Tabel2.B"/>
        <table:table-row table:style-name="TableLine9434188518945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2" draw:name="Vorm40" draw:style-name="gr1" draw:text-style-name="P86" svg:width="0.35cm" svg:height="0.35cm" draw:control="control33"/></text:span></text:span></text:p>
          </table:table-cell>
          <table:table-cell table:style-name="Tabel2.A1" office:value-type="string">
            <text:p text:style-name="P19"><text:span text:style-name="Strong_20_Emphasis"><text:span text:style-name="T92">R</text:span></text:span><text:span text:style-name="Strong_20_Emphasis"><text:span text:style-name="T78">icht </text:span></text:span><text:span text:style-name="Definition"><text:span text:style-name="T9">gebruiker</text:span></text:span><text:span text:style-name="Strong_20_Emphasis"><text:span text:style-name="T73"><text:note text:id="ftn8" text:note-class="footnote"><text:note-citation>1</text:note-citation><text:note-body><text:p text:style-name="P77"><text:span text:style-name="T429">Na aanmelden als </text:span><text:span text:style-name="Definition"><text:span text:style-name="T440">2</text:span></text:span><text:span text:style-name="Definition"><text:span text:style-name="T461">e</text:span></text:span><text:span text:style-name="Definition"><text:span text:style-name="T440"> </text:span></text:span><text:span text:style-name="Definition"><text:span text:style-name="T441">gebruiker</text:span></text:span><text:span text:style-name="T429">, zoek en start</text:span><text:span text:style-name="T439"> </text:span><text:span text:style-name="T438">In</text:span><text:span text:style-name="T430">stallatiemenu</text:span><text:span text:style-name="Strong_20_Emphasis"><text:span text:style-name="T276"> </text:span></text:span><text:span text:style-name="T429">en </text:span><text:span text:style-name="User_20_Entry"><text:span text:style-name="T227">kies </text:span></text:span><text:span text:style-name="User_20_Entry"><text:span text:style-name="T229">4 -</text:span></text:span><text:span text:style-name="User_20_Entry"><text:span text:style-name="T227"> </text:span></text:span><text:span text:style-name="User_20_Entry"><text:span text:style-name="T228">Gebruiker inrichten</text:span></text:span><text:span text:style-name="User_20_Entry"><text:span text:style-name="T227">.</text:span></text:span></text:p></text:note-body></text:note></text:span></text:span><text:span text:style-name="Strong_20_Emphasis"><text:span text:style-name="T78"> </text:span></text:span><text:span text:style-name="Strong_20_Emphasis"><text:span text:style-name="T79">in </text:span></text:span><text:span text:style-name="Strong_20_Emphasis"><text:span text:style-name="T86">via </text:span></text:span><text:span text:style-name="Strong_20_Emphasis"><text:span text:style-name="T95">het </text:span></text:span><text:span text:style-name="Strong_20_Emphasis"><text:span text:style-name="T162">Installatiemenu</text:span></text:span><text:span text:style-name="Strong_20_Emphasis"><text:span text:style-name="T276"> </text:span></text:span><text:span text:style-name="Strong_20_Emphasis"><text:span text:style-name="T96">en </text:span></text:span><text:span text:style-name="Strong_20_Emphasis"><text:span text:style-name="T84">keuze</text:span></text:span><text:span text:style-name="Strong_20_Emphasis"><text:span text:style-name="T81"> </text:span></text:span><text:span text:style-name="Strong_20_Emphasis"><text:span text:style-name="T259">4 -</text:span></text:span><text:span text:style-name="Strong_20_Emphasis"><text:span text:style-name="T230"> </text:span></text:span><text:span text:style-name="T271">Gebruiker inrichten</text:span><text:span text:style-name="Strong_20_Emphasis"><text:span text:style-name="T75">.</text:span></text:span></text:p>
          </table:table-cell>
        </table:table-row>
        <table:table-row table:style-name="TableLine94341885173376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3" draw:name="Vorm41" draw:style-name="gr1" draw:text-style-name="P86" svg:width="0.35cm" svg:height="0.35cm" draw:control="control34"/></text:span></text:span></text:p>
          </table:table-cell>
          <table:table-cell table:style-name="Tabel2.A1" office:value-type="string">
            <text:p text:style-name="P49"><text:span text:style-name="Strong_20_Emphasis"><text:span text:style-name="T425">Volg de aanwijzingen op het scherm.</text:span></text:span></text:p>
          </table:table-cell>
        </table:table-row>
        <table:table-row table:style-name="TableLine94341885215184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341885206032">
          <table:table-cell table:style-name="Tabel2.A1" office:value-type="string">
            <text:p text:style-name="P68"><text:span text:style-name="Strong_20_Emphasis"><text:span text:style-name="T100"><text:s/></text:span></text:span><text:span text:style-name="Strong_20_Emphasis"><text:span text:style-name="T132"><draw:control text:anchor-type="as-char" draw:z-index="54" draw:name="Vorm41_0" draw:style-name="gr1" draw:text-style-name="P86" svg:width="0.35cm" svg:height="0.35cm" draw:control="control55"/></text:span></text:span></text:p>
          </table:table-cell>
          <table:table-cell table:style-name="Tabel2.A1" office:value-type="string">
            <text:p text:style-name="P70"><text:span text:style-name="T340">Het</text:span><text:span text:style-name="T457"> </text:span><text:span text:style-name="T339">inrichten </text:span><text:span text:style-name="T457">kan nagelopen worden aan de hand van bestanden</text:span><text:span text:style-name="T455"><text:note text:id="ftn9" text:note-class="footnote"><text:note-citation>2</text:note-citation><text:note-body><text:p text:style-name="P80"><text:span text:style-name="T335">M</text:span><text:span text:style-name="T458">ap kz_setup_list</text:span><text:span text:style-name="T459">s</text:span><text:span text:style-name="T334"> in</text:span><text:span text:style-name="T458"> de Persoonlijke map </text:span><text:span text:style-name="T334">bevat </text:span><text:span text:style-name="T335">bestanden met</text:span><text:span text:style-name="T334"> </text:span><text:span text:style-name="T462">eerder gekozen gebruikersfoto, </text:span><text:span text:style-name="T458">bureaubladachtergrond, favorieten, en opdrachtgeschiedenis.</text:span></text:p></text:note-body></text:note></text:span><text:span text:style-name="T457"> aangemaakt in hoofdstuk 1 met keuze 1 - Installatie voorbereiden.</text:span></text:p>
          </table:table-cell>
        </table:table-row>
        <table:table-row table:style-name="TableLine94341903761152">
          <table:table-cell table:style-name="Tabel2.A1" office:value-type="string">
            <text:p text:style-name="P52"/>
          </table:table-cell>
          <table:table-cell table:style-name="Tabel2.A1" office:value-type="string">
            <text:p text:style-name="P49"/>
          </table:table-cell>
        </table:table-row>
        <table:table-row table:style-name="TableLine9434190370995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4" draw:name="Vorm42" draw:style-name="gr1" draw:text-style-name="P86" svg:width="0.35cm" svg:height="0.35cm" draw:control="control35"/></text:span></text:span></text:p>
          </table:table-cell>
          <table:table-cell table:style-name="Tabel2.A1" office:value-type="string">
            <text:p text:style-name="P49"><text:span text:style-name="Strong_20_Emphasis"><text:span text:style-name="T80">Herstart de computer.</text:span></text:span></text:p>
          </table:table-cell>
        </table:table-row>
        <table:table-row table:style-name="TableLine9434190376585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34190375123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5" draw:name="Vorm43" draw:style-name="gr1" draw:text-style-name="P86" svg:width="0.35cm" svg:height="0.35cm" draw:control="control36"/></text:span></text:span></text:p>
          </table:table-cell>
          <table:table-cell table:style-name="Tabel2.A1" office:value-type="string">
            <text:p text:style-name="P49"><text:span text:style-name="Strong_20_Emphasis"><text:span text:style-name="T74">Aanmelden als </text:span></text:span><text:span text:style-name="Definition"><text:span text:style-name="T12">gebruiker</text:span></text:span><text:span text:style-name="Strong_20_Emphasis"><text:span text:style-name="T74">.</text:span></text:span></text:p>
          </table:table-cell>
        </table:table-row>
        <table:table-row table:style-name="TableLine943419037486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34190374355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6" draw:name="Vorm44" draw:style-name="gr1" draw:text-style-name="P86" svg:width="0.35cm" svg:height="0.35cm" draw:control="control37"/></text:span></text:span></text:p>
          </table:table-cell>
          <table:table-cell table:style-name="Tabel2.A1" office:value-type="string">
            <text:p text:style-name="P49"><text:span text:style-name="Strong_20_Emphasis"><text:span text:style-name="T26">Als</text:span></text:span><text:span text:style-name="Strong_20_Emphasis"><text:span text:style-name="T38"> </text:span></text:span><text:span text:style-name="Strong_20_Emphasis"><text:span text:style-name="T238">De nieuwe installatie van Ubuntu versleutelen voor de </text:span></text:span><text:span text:style-name="Strong_20_Emphasis"><text:span text:style-name="T242">veiligheid</text:span></text:span><text:span text:style-name="Strong_20_Emphasis"><text:span text:style-name="T26"> </text:span></text:span><text:span text:style-name="Strong_20_Emphasis"><text:span text:style-name="T275">is aangegeven tijdens de installatie,</text:span></text:span><text:span text:style-name="Strong_20_Emphasis"><text:span text:style-name="T24"> </text:span></text:span><text:span text:style-name="Strong_20_Emphasis"><text:span text:style-name="T39">l</text:span></text:span><text:span text:style-name="Strong_20_Emphasis"><text:span text:style-name="T24">eg de </text:span></text:span><text:span text:style-name="Strong_20_Emphasis"><text:span text:style-name="T46">be</text:span></text:span><text:span text:style-name="Strong_20_Emphasis"><text:span text:style-name="T47">ve</text:span></text:span><text:span text:style-name="Strong_20_Emphasis"><text:span text:style-name="T46">iligingssleutel</text:span></text:span><text:span text:style-name="Strong_20_Emphasis"><text:span text:style-name="T24"> vast in </text:span></text:span><text:span text:style-name="Strong_20_Emphasis"><text:span text:style-name="T58">een</text:span></text:span><text:span text:style-name="Strong_20_Emphasis"><text:span text:style-name="T24"> </text:span></text:span><text:span text:style-name="Strong_20_Emphasis"><text:span text:style-name="T58">w</text:span></text:span><text:span text:style-name="Strong_20_Emphasis"><text:span text:style-name="T59">achtwoordkluis</text:span></text:span><text:span text:style-name="Strong_20_Emphasis"><text:span text:style-name="T24"> </text:span></text:span><text:span text:style-name="Strong_20_Emphasis"><text:span text:style-name="T58">zoals </text:span></text:span><text:span text:style-name="Strong_20_Emphasis"><text:span text:style-name="T174">Bitwarden</text:span></text:span><text:span text:style-name="Strong_20_Emphasis"><text:span text:style-name="T58">, </text:span></text:span><text:span text:style-name="Strong_20_Emphasis"><text:span text:style-name="T68">zie links in de </text:span></text:span><text:span text:style-name="Strong_20_Emphasis"><text:span text:style-name="T129">balk</text:span></text:span><text:span text:style-name="Strong_20_Emphasis"><text:span text:style-name="T68">.</text:span></text:span></text:p>
          </table:table-cell>
        </table:table-row>
        <table:table-row table:style-name="TableLine943418853446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341885345264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7" draw:name="Vorm45" draw:style-name="gr1" draw:text-style-name="P86" svg:width="0.35cm" svg:height="0.35cm" draw:control="control38"/></text:span></text:span></text:p>
          </table:table-cell>
          <table:table-cell table:style-name="Tabel2.A1" office:value-type="string">
            <text:p text:style-name="P54"><text:span text:style-name="Strong_20_Emphasis"><text:span text:style-name="T251">Maak een </text:span></text:span><text:span text:style-name="Strong_20_Emphasis"><text:span text:style-name="T253">back-up</text:span></text:span><text:span text:style-name="Strong_20_Emphasis"><text:span text:style-name="T251"> </text:span></text:span><text:span text:style-name="Strong_20_Emphasis"><text:span text:style-name="T250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1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1">men</text:span></text:span><text:span text:style-name="Strong_20_Emphasis"><text:span text:style-name="T165">u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86">lik op het pictogram van </text:span></text:span><text:span text:style-name="Strong_20_Emphasis"><text:span text:style-name="T261">Installatie</text:span></text:span><text:span text:style-name="Strong_20_Emphasis"><text:span text:style-name="T262">m</text:span></text:span><text:span text:style-name="Strong_20_Emphasis"><text:span text:style-name="T260">enu</text:span></text:span><text:span text:style-name="Strong_20_Emphasis"><text:span text:style-name="T85">.</text:span></text:span></text:p>
          </table:table-cell>
        </table:table-row>
        <table:table-row table:style-name="TableLine9434190372464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8" draw:name="Vorm46" draw:style-name="gr1" draw:text-style-name="P86" svg:width="0.35cm" svg:height="0.35cm" draw:control="control39"/></text:span></text:span></text:p>
          </table:table-cell>
          <table:table-cell table:style-name="Tabel2.A1" office:value-type="string">
            <text:p text:style-name="P49"><text:span text:style-name="Strong_20_Emphasis"><text:span text:style-name="T279">K</text:span></text:span><text:span text:style-name="Strong_20_Emphasis"><text:span text:style-name="T251">ies</text:span></text:span><text:span text:style-name="Strong_20_Emphasis"><text:span text:style-name="T250"> </text:span></text:span><text:span text:style-name="Strong_20_Emphasis"><text:span text:style-name="T268">5 -</text:span></text:span><text:span text:style-name="T249"> </text:span><text:span text:style-name="T268">Opdrachtenmenu</text:span><text:span text:style-name="T251">, </text:span><text:span text:style-name="T281">kies</text:span><text:span text:style-name="T251"> </text:span><text:span text:style-name="T269">1 -</text:span><text:span text:style-name="T249"> </text:span><text:span text:style-name="T272">Back-up</text:span><text:span text:style-name="T269"> </text:span><text:span text:style-name="T272">maken</text:span><text:span text:style-name="T249">,</text:span><text:span text:style-name="Strong_20_Emphasis"><text:span text:style-name="T82"> </text:span></text:span><text:span text:style-name="Strong_20_Emphasis"><text:span text:style-name="T99">en klik op </text:span></text:span><text:span text:style-name="Strong_20_Emphasis"><text:span text:style-name="T168">Verder</text:span></text:span><text:span text:style-name="Strong_20_Emphasis"><text:span text:style-name="T99">.</text:span></text:span></text:p>
          </table:table-cell>
        </table:table-row>
        <table:table-row table:style-name="TableLine9434190372523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39" draw:name="Vorm47" draw:style-name="gr1" draw:text-style-name="P86" svg:width="0.35cm" svg:height="0.35cm" draw:control="control40"/></text:span></text:span></text:p>
          </table:table-cell>
          <table:table-cell table:style-name="Tabel2.A1" office:value-type="string">
            <text:p text:style-name="P49"><text:span text:style-name="Strong_20_Emphasis"><text:span text:style-name="T248">Volg de aanwijzingen op het scherm.</text:span></text:span></text:p>
          </table:table-cell>
        </table:table-row>
        <table:table-row table:style-name="TableLine943419037623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9"/>
          </table:table-cell>
        </table:table-row>
        <table:table-row table:style-name="TableLine94341885318640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0" draw:name="Vorm48" draw:style-name="gr1" draw:text-style-name="P86" svg:width="0.35cm" svg:height="0.35cm" draw:control="control41"/></text:span></text:span></text:p>
          </table:table-cell>
          <table:table-cell table:style-name="Tabel2.A1" office:value-type="string">
            <text:p text:style-name="P56"><text:span text:style-name="Strong_20_Emphasis"><text:span text:style-name="T278">Plan automatische </text:span></text:span><text:span text:style-name="Strong_20_Emphasis"><text:span text:style-name="T280">reservekopieën</text:span></text:span><text:span text:style-name="Strong_20_Emphasis"><text:span text:style-name="T251"> </text:span></text:span><text:span text:style-name="Strong_20_Emphasis"><text:span text:style-name="T252">in </text:span></text:span><text:span text:style-name="Strong_20_Emphasis"><text:span text:style-name="T250">via</text:span></text:span><text:span text:style-name="Strong_20_Emphasis"><text:span text:style-name="T86"> </text:span></text:span><text:span text:style-name="Strong_20_Emphasis"><text:span text:style-name="T74">een </text:span></text:span><text:span text:style-name="Strong_20_Emphasis"><text:span text:style-name="T105">druk </text:span></text:span><text:span text:style-name="Strong_20_Emphasis"><text:span text:style-name="T85">op de </text:span></text:span><text:span text:style-name="Strong_20_Emphasis"><text:span text:style-name="T221">Super</text:span></text:span><text:span text:style-name="Strong_20_Emphasis"><text:span text:style-name="T85">-toets</text:span></text:span><text:span text:style-name="Strong_20_Emphasis"><text:span text:style-name="T105">, </text:span></text:span><text:span text:style-name="Strong_20_Emphasis"><text:span text:style-name="T109">t</text:span></text:span><text:span text:style-name="Strong_20_Emphasis"><text:span text:style-name="T89">yp </text:span></text:span><text:span text:style-name="Strong_20_Emphasis"><text:span text:style-name="T163">res</text:span></text:span><text:span text:style-name="Strong_20_Emphasis"><text:span text:style-name="T170">e</text:span></text:span><text:span text:style-name="Strong_20_Emphasis"><text:span text:style-name="T85"> </text:span></text:span><text:span text:style-name="Strong_20_Emphasis"><text:span text:style-name="T90">e</text:span></text:span><text:span text:style-name="Strong_20_Emphasis"><text:span text:style-name="T86">n </text:span></text:span><text:span text:style-name="Strong_20_Emphasis"><text:span text:style-name="T87">k</text:span></text:span><text:span text:style-name="Strong_20_Emphasis"><text:span text:style-name="T90">lik op </text:span></text:span><text:span text:style-name="Strong_20_Emphasis"><text:span text:style-name="T111">het </text:span></text:span><text:span text:style-name="Strong_20_Emphasis"><text:span text:style-name="T86">pictogram </text:span></text:span><text:span text:style-name="Strong_20_Emphasis"><text:span text:style-name="T111">van</text:span></text:span><text:span text:style-name="Strong_20_Emphasis"><text:span text:style-name="T90"> </text:span></text:span><text:span text:style-name="Strong_20_Emphasis"><text:span text:style-name="T263">Reservekopieën</text:span></text:span><text:span text:style-name="Strong_20_Emphasis"><text:span text:style-name="T85">.</text:span></text:span></text:p>
          </table:table-cell>
        </table:table-row>
        <table:table-row table:style-name="TableLine94341885319232">
          <table:table-cell table:style-name="Tabel2.A1" office:value-type="string">
            <text:p text:style-name="P52"><text:span text:style-name="Strong_20_Emphasis"><text:span text:style-name="T100"><text:s/></text:span></text:span><text:span text:style-name="Strong_20_Emphasis"><text:span text:style-name="T132"><draw:control text:anchor-type="as-char" draw:z-index="41" draw:name="Vorm49" draw:style-name="gr1" draw:text-style-name="P86" svg:width="0.35cm" svg:height="0.35cm" draw:control="control42"/></text:span></text:span></text:p>
          </table:table-cell>
          <table:table-cell table:style-name="Tabel2.A1" office:value-type="string">
            <text:p text:style-name="P49"><text:span text:style-name="Strong_20_Emphasis"><text:span text:style-name="T248">Volg de aanwijzingen op het scherm.</text:span></text:span></text:p>
          </table:table-cell>
        </table:table-row>
      </table:table>
      <text:p text:style-name="P18"><text:span text:style-name="Strong_20_Emphasis"><text:span text:style-name="T75"/></text:span></text:p>
      <text:p text:style-name="P48"/>
      <text:p text:style-name="P30"><text:span text:style-name="T294">De installatie van </text:span><text:span text:style-name="T294"><text:reference-ref text:reference-format="text" text:ref-name="Distributie">Ubuntu</text:reference-ref></text:span><text:span text:style-name="T294"><text:s/></text:span><text:span text:style-name="T295"><text:reference-ref text:reference-format="text" text:ref-name="Versie">20.04 LTS</text:reference-ref></text:span><text:span text:style-name="T294"><text:s/></text:span><text:span text:style-name="T294"><text:reference-ref text:reference-format="text" text:ref-name="Editie">desktop</text:reference-ref></text:span><text:span text:style-name="T294"><text:s/>is voltooid.</text:span></text:p>
      <text:p text:style-name="P24"/>
      <text:p text:style-name="P23"><text:span text:style-name="T419">E</text:span><text:span text:style-name="T418">inde c</text:span><text:span text:style-name="T417">hecklist.</text:span></text:p>
      <text:p text:style-name="P25"/>
      <text:p text:style-name="P7"><text:span text:style-name="T124">Geschreven</text:span><text:span text:style-name="T57"> door Karel Zimmer &lt;</text:span><text:a xlink:type="simple" xlink:href="mailto:info@karelzimmer.nl" text:style-name="Internet_20_link" text:visited-style-name="Visited_20_Internet_20_Link">info@karelzimmer.nl</text:a><text:span text:style-name="T57">&gt;</text:span><text:span text:style-name="T61">.</text:span></text:p>
      <text:p text:style-name="P8"/>
      <text:p text:style-name="P10"><text:span text:style-name="T449">Auteursrecht </text:span><text:span text:style-name="Strong_20_Emphasis"><text:span text:style-name="T448">© </text:span></text:span><text:span text:style-name="Strong_20_Emphasis"><text:span text:style-name="T447">2</text:span></text:span><text:span text:style-name="T449">020-</text:span><text:span text:style-name="T451">2021</text:span><text:span text:style-name="T449"> Karel Zimmer.</text:span></text:p>
      <text:p text:style-name="P9"/>
      <text:p text:style-name="P11"><text:span text:style-name="T450">Creative Commons Naamsvermelding-GelijkDelen Internationaal</text:span><text:span text:style-name="T452">-</text:span><text:span text:style-name="T450">licentie &lt;</text:span><text:a xlink:type="simple" xlink:href="https://creativecommons.org/licenses/by-sa/4.0" text:style-name="Internet_20_link" text:visited-style-name="Visited_20_Internet_20_Link">https://creativecommons.org/licenses/by-sa/4.0</text:a><text:a xlink:type="simple" xlink:href="https://creativecommons.org/licenses/by-sa/4.0/" text:style-name="Internet_20_link" text:visited-style-name="Visited_20_Internet_20_Link">/</text:a><text:span text:style-name="T450">&gt;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059" svg:font-family="C059" style:font-adornments="Roman"/>
    <style:font-face style:name="HG Mincho Light J1" svg:font-family="'HG Mincho Light J'" style:font-adornments="Standaard"/>
    <style:font-face style:name="Tahoma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Ubuntu" svg:font-family="Ubuntu" style:font-pitch="variable"/>
    <style:font-face style:name="Ubuntu1" svg:font-family="Ubuntu" style:font-adornments="Cursief" style:font-pitch="variable"/>
    <style:font-face style:name="Ubuntu3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3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3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Ubuntu_20.04_LTS_desktop.odt</text:file-name></text:span><text:span text:style-name="MT2"><text:tab/></text:span><text:span text:style-name="MT1"><text:date style:data-style-name="N36" text:date-value="2021-08-16T09:19:43.566989796">16-08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8-16T09:19:43.466443979</dc:date>
    <meta:keyword>Installatie</meta:keyword>
    <meta:keyword>Checklist</meta:keyword>
    <meta:keyword>Linux</meta:keyword>
    <meta:editing-cycles>6197</meta:editing-cycles>
    <meta:editing-duration>P10DT20H44S</meta:editing-duration>
    <meta:print-date>2021-03-23T20:07:57.967210640</meta:print-date>
    <dc:creator>Karel Zimmer</dc:creator>
    <meta:document-statistic meta:table-count="4" meta:image-count="0" meta:object-count="0" meta:page-count="4" meta:paragraph-count="135" meta:word-count="1005" meta:character-count="6935" meta:non-whitespace-character-count="5937"/>
    <meta:user-defined meta:name="Info 1"/>
    <meta:user-defined meta:name="Info 2"/>
    <meta:user-defined meta:name="Info 3"/>
    <meta:user-defined meta:name="Info 4"/>
  </office:meta>
</office:document-meta>
</file>